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justify" style:justify-single-word="false"/>
    </style:style>
    <style:style style:name="P2" style:family="paragraph" style:parent-style-name="Standard">
      <style:paragraph-properties fo:margin-left="1.251cm" fo:margin-right="0cm" fo:line-height="115%" fo:text-align="justify" style:justify-single-word="false" fo:text-indent="0cm" style:auto-text-indent="false"/>
    </style:style>
    <style:style style:name="P3" style:family="paragraph" style:parent-style-name="Standard" style:list-style-name="L1">
      <style:paragraph-properties fo:line-height="115%" fo:text-align="justify" style:justify-single-word="false"/>
    </style:style>
    <style:style style:name="P4" style:family="paragraph" style:parent-style-name="Standard" style:list-style-name="L2">
      <style:paragraph-properties fo:line-height="115%" fo:text-align="justify" style:justify-single-word="false"/>
    </style:style>
    <style:style style:name="P5" style:family="paragraph" style:parent-style-name="Standard">
      <style:paragraph-properties fo:line-height="115%" fo:text-align="justify" style:justify-single-word="false"/>
      <style:text-properties officeooo:paragraph-rsid="00300c8e"/>
    </style:style>
    <style:style style:name="P6" style:family="paragraph" style:parent-style-name="Standard">
      <style:paragraph-properties fo:line-height="115%" fo:text-align="start" style:justify-single-word="false"/>
    </style:style>
    <style:style style:name="P7" style:family="paragraph" style:parent-style-name="Standard">
      <style:paragraph-properties fo:line-height="115%" fo:text-align="start" style:justify-single-word="false"/>
      <style:text-properties officeooo:paragraph-rsid="00389fb5"/>
    </style:style>
    <style:style style:name="P8" style:family="paragraph" style:parent-style-name="Standard">
      <style:paragraph-properties fo:line-height="115%" fo:text-align="start" style:justify-single-word="false"/>
      <style:text-properties officeooo:paragraph-rsid="00698578"/>
    </style:style>
    <style:style style:name="P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698578"/>
    </style:style>
    <style:style style:name="P10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officeooo:paragraph-rsid="006b6c20"/>
    </style:style>
    <style:style style:name="P11" style:family="paragraph" style:parent-style-name="Standard">
      <style:paragraph-properties fo:line-height="115%" fo:text-align="center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15%" fo:text-align="center" style:justify-single-word="false"/>
      <style:text-properties fo:font-size="14pt" style:text-underline-style="solid" style:text-underline-width="auto" style:text-underline-color="font-color" fo:font-weight="normal" officeooo:paragraph-rsid="00300c8e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15%" fo:text-align="center" style:justify-single-word="false"/>
      <style:text-properties fo:font-size="14pt" style:text-underline-style="solid" style:text-underline-width="auto" style:text-underline-color="font-color" officeooo:rsid="00389fb5" officeooo:paragraph-rsid="00389fb5" style:font-size-asian="14pt" style:font-size-complex="14pt"/>
    </style:style>
    <style:style style:name="P14" style:family="paragraph" style:parent-style-name="Standard">
      <style:paragraph-properties fo:line-height="115%" fo:text-align="center" style:justify-single-word="false"/>
      <style:text-properties fo:font-size="14pt" style:text-underline-style="solid" style:text-underline-width="auto" style:text-underline-color="font-color" officeooo:paragraph-rsid="00698578" style:font-size-asian="14pt" style:font-size-complex="14pt"/>
    </style:style>
    <style:style style:name="P15" style:family="paragraph" style:parent-style-name="Standard" style:list-style-name="L1">
      <style:paragraph-properties fo:line-height="115%" fo:text-align="justify" style:justify-single-word="false"/>
      <style:text-properties officeooo:rsid="0018dd86" officeooo:paragraph-rsid="0018dd86"/>
    </style:style>
    <style:style style:name="P16" style:family="paragraph" style:parent-style-name="Standard" style:list-style-name="L1">
      <style:paragraph-properties fo:line-height="115%" fo:text-align="justify" style:justify-single-word="false"/>
      <style:text-properties style:text-underline-style="none" officeooo:rsid="0018dd86" officeooo:paragraph-rsid="0018dd86"/>
    </style:style>
    <style:style style:name="P17" style:family="paragraph" style:parent-style-name="Standard" style:list-style-name="L8">
      <style:paragraph-properties fo:line-height="115%" fo:text-align="justify" style:justify-single-word="false"/>
      <style:text-properties style:text-underline-style="none" fo:font-weight="normal" officeooo:rsid="001fa0bd" officeooo:paragraph-rsid="0028f265" style:font-weight-asian="normal" style:font-weight-complex="normal"/>
    </style:style>
    <style:style style:name="P18" style:family="paragraph" style:parent-style-name="Standard" style:list-style-name="L6">
      <style:paragraph-properties fo:line-height="115%" fo:text-align="start" style:justify-single-word="false"/>
      <style:text-properties style:text-underline-style="none" fo:font-weight="normal" officeooo:rsid="001fa0bd" officeooo:paragraph-rsid="0025f3ca" style:font-weight-asian="normal" style:font-weight-complex="normal"/>
    </style:style>
    <style:style style:name="P19" style:family="paragraph" style:parent-style-name="Standard" style:list-style-name="L6">
      <style:paragraph-properties fo:line-height="115%" fo:text-align="start" style:justify-single-word="false"/>
      <style:text-properties style:text-underline-style="none" fo:font-weight="normal" officeooo:rsid="001fa0bd" officeooo:paragraph-rsid="00300c8e" style:font-weight-asian="normal" style:font-weight-complex="normal"/>
    </style:style>
    <style:style style:name="P20" style:family="paragraph" style:parent-style-name="Standard" style:list-style-name="L5">
      <style:paragraph-properties fo:line-height="115%" fo:text-align="start" style:justify-single-word="false"/>
      <style:text-properties style:text-underline-style="none" fo:font-weight="normal" officeooo:rsid="001fa0bd" officeooo:paragraph-rsid="0025f3ca" style:font-weight-asian="normal" style:font-weight-complex="normal"/>
    </style:style>
    <style:style style:name="P2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text-underline-style="none" fo:font-weight="normal" officeooo:rsid="001fa0bd" officeooo:paragraph-rsid="005e24d5" style:font-weight-asian="normal" style:font-weight-complex="normal"/>
    </style:style>
    <style:style style:name="P22" style:family="paragraph" style:parent-style-name="Standard" style:list-style-name="L14">
      <style:paragraph-properties fo:line-height="115%" fo:text-align="start" style:justify-single-word="false"/>
      <style:text-properties style:text-underline-style="none" fo:font-weight="normal" officeooo:rsid="001fa0bd" officeooo:paragraph-rsid="005e24d5" style:font-weight-asian="normal" style:font-weight-complex="normal"/>
    </style:style>
    <style:style style:name="P23" style:family="paragraph" style:parent-style-name="Standard" style:list-style-name="L15">
      <style:paragraph-properties fo:line-height="115%" fo:text-align="start" style:justify-single-word="false"/>
      <style:text-properties style:text-underline-style="none" fo:font-weight="normal" officeooo:rsid="001fa0bd" officeooo:paragraph-rsid="005e24d5" style:font-weight-asian="normal" style:font-weight-complex="normal"/>
    </style:style>
    <style:style style:name="P24" style:family="paragraph" style:parent-style-name="Standard" style:list-style-name="L15">
      <style:paragraph-properties fo:line-height="115%" fo:text-align="start" style:justify-single-word="false"/>
      <style:text-properties style:text-underline-style="none" fo:font-weight="normal" officeooo:rsid="001fa0bd" officeooo:paragraph-rsid="005fe7bf" style:font-weight-asian="normal" style:font-weight-complex="normal"/>
    </style:style>
    <style:style style:name="P25" style:family="paragraph" style:parent-style-name="Standard" style:list-style-name="L16">
      <style:paragraph-properties fo:line-height="115%" fo:text-align="start" style:justify-single-word="false"/>
      <style:text-properties style:text-underline-style="none" fo:font-weight="normal" officeooo:rsid="001fa0bd" officeooo:paragraph-rsid="005e24d5" style:font-weight-asian="normal" style:font-weight-complex="normal"/>
    </style:style>
    <style:style style:name="P26" style:family="paragraph" style:parent-style-name="Standard" style:list-style-name="L16">
      <style:paragraph-properties fo:line-height="115%" fo:text-align="start" style:justify-single-word="false"/>
      <style:text-properties style:text-underline-style="none" fo:font-weight="normal" officeooo:rsid="001fa0bd" officeooo:paragraph-rsid="0067f551" style:font-weight-asian="normal" style:font-weight-complex="normal"/>
    </style:style>
    <style:style style:name="P27" style:family="paragraph" style:parent-style-name="Standard" style:list-style-name="L19">
      <style:paragraph-properties fo:line-height="115%" fo:text-align="start" style:justify-single-word="false"/>
      <style:text-properties style:text-underline-style="none" fo:font-weight="normal" officeooo:rsid="001fa0bd" officeooo:paragraph-rsid="00698578" style:font-weight-asian="normal" style:font-weight-complex="normal"/>
    </style:style>
    <style:style style:name="P28" style:family="paragraph" style:parent-style-name="Standard" style:list-style-name="L8">
      <style:paragraph-properties fo:line-height="115%" fo:text-align="justify" style:justify-single-word="false"/>
      <style:text-properties style:text-underline-style="none" fo:font-weight="normal" officeooo:rsid="0028f265" officeooo:paragraph-rsid="0028f265" style:font-weight-asian="normal" style:font-weight-complex="normal"/>
    </style:style>
    <style:style style:name="P29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text-underline-style="none" fo:font-weight="bold" officeooo:rsid="001fa0bd" officeooo:paragraph-rsid="0025f3ca" style:font-weight-asian="bold" style:font-weight-complex="bold"/>
    </style:style>
    <style:style style:name="P30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text-underline-style="none" fo:font-weight="bold" officeooo:rsid="001fa0bd" officeooo:paragraph-rsid="005e24d5" style:font-weight-asian="bold" style:font-weight-complex="bold"/>
    </style:style>
    <style:style style:name="P31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text-underline-style="none" fo:font-weight="bold" officeooo:rsid="001fa0bd" officeooo:paragraph-rsid="00698578" style:font-weight-asian="bold" style:font-weight-complex="bold"/>
    </style:style>
    <style:style style:name="P32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text-underline-style="none" fo:font-weight="bold" officeooo:rsid="001fa0bd" officeooo:paragraph-rsid="006b6c20" style:font-weight-asian="bold" style:font-weight-complex="bold"/>
    </style:style>
    <style:style style:name="P33" style:family="paragraph" style:parent-style-name="Standard">
      <style:paragraph-properties fo:line-height="115%" fo:text-align="start" style:justify-single-word="false"/>
      <style:text-properties style:text-underline-style="none" fo:font-weight="bold" officeooo:rsid="001fa0bd" officeooo:paragraph-rsid="006b6c20" style:font-weight-asian="bold" style:font-weight-complex="bold"/>
    </style:style>
    <style:style style:name="P34" style:family="paragraph" style:parent-style-name="Standard" style:list-style-name="L20">
      <style:paragraph-properties fo:line-height="115%" fo:text-align="start" style:justify-single-word="false"/>
      <style:text-properties style:text-underline-style="none" fo:font-weight="bold" officeooo:rsid="001fa0bd" officeooo:paragraph-rsid="006b6c20" style:font-weight-asian="bold" style:font-weight-complex="bold"/>
    </style:style>
    <style:style style:name="P35" style:family="paragraph" style:parent-style-name="Standard" style:list-style-name="L21">
      <style:paragraph-properties fo:line-height="115%" fo:text-align="start" style:justify-single-word="false"/>
      <style:text-properties style:text-underline-style="none" fo:font-weight="bold" officeooo:rsid="001fa0bd" officeooo:paragraph-rsid="006b6c20" style:font-weight-asian="bold" style:font-weight-complex="bold"/>
    </style:style>
    <style:style style:name="P36" style:family="paragraph" style:parent-style-name="Standard" style:list-style-name="L21">
      <style:paragraph-properties fo:line-height="115%" fo:text-align="start" style:justify-single-word="false"/>
      <style:text-properties style:text-underline-style="none" fo:font-weight="bold" officeooo:rsid="001fa0bd" officeooo:paragraph-rsid="006d088e" style:font-weight-asian="bold" style:font-weight-complex="bold"/>
    </style:style>
    <style:style style:name="P37" style:family="paragraph" style:parent-style-name="Standard" style:list-style-name="L22">
      <style:paragraph-properties fo:line-height="115%" fo:text-align="start" style:justify-single-word="false"/>
      <style:text-properties style:text-underline-style="none" fo:font-weight="bold" officeooo:rsid="001fa0bd" officeooo:paragraph-rsid="006b6c20" style:font-weight-asian="bold" style:font-weight-complex="bold"/>
    </style:style>
    <style:style style:name="P38" style:family="paragraph" style:parent-style-name="Standard" style:list-style-name="L22">
      <style:paragraph-properties fo:line-height="115%" fo:text-align="start" style:justify-single-word="false"/>
      <style:text-properties style:text-underline-style="none" fo:font-weight="bold" officeooo:rsid="001fa0bd" officeooo:paragraph-rsid="006e685d" style:font-weight-asian="bold" style:font-weight-complex="bold"/>
    </style:style>
    <style:style style:name="P39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text-underline-style="none" fo:font-weight="bold" officeooo:rsid="00698578" officeooo:paragraph-rsid="006b6c20" style:font-weight-asian="bold" style:font-weight-complex="bold"/>
    </style:style>
    <style:style style:name="P40" style:family="paragraph" style:parent-style-name="Standard">
      <style:paragraph-properties fo:margin-left="1.251cm" fo:margin-right="0cm" fo:line-height="115%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41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font-weight="bold" officeooo:paragraph-rsid="00389fb5" style:font-weight-asian="bold" style:font-weight-complex="bold"/>
    </style:style>
    <style:style style:name="P42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font-weight="bold" officeooo:paragraph-rsid="0043cb80" style:font-weight-asian="bold" style:font-weight-complex="bold"/>
    </style:style>
    <style:style style:name="P43" style:family="paragraph" style:parent-style-name="Standard">
      <style:paragraph-properties fo:margin-left="1.251cm" fo:margin-right="0cm" fo:line-height="115%" fo:text-align="justify" style:justify-single-word="false" fo:text-indent="0cm" style:auto-text-indent="false"/>
      <style:text-properties fo:font-weight="bold" officeooo:rsid="001fa0bd" officeooo:paragraph-rsid="001fa0bd" style:font-weight-asian="bold" style:font-weight-complex="bold"/>
    </style:style>
    <style:style style:name="P44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font-weight="bold" officeooo:rsid="001fa0bd" officeooo:paragraph-rsid="002152eb" style:font-weight-asian="bold" style:font-weight-complex="bold"/>
    </style:style>
    <style:style style:name="P45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font-weight="bold" officeooo:rsid="001fa0bd" officeooo:paragraph-rsid="00223b31" style:font-weight-asian="bold" style:font-weight-complex="bold"/>
    </style:style>
    <style:style style:name="P46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font-weight="bold" officeooo:rsid="001fa0bd" officeooo:paragraph-rsid="00397418" style:font-weight-asian="bold" style:font-weight-complex="bold"/>
    </style:style>
    <style:style style:name="P4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font-weight="bold" officeooo:rsid="001fa0bd" officeooo:paragraph-rsid="004f8146" style:font-weight-asian="bold" style:font-weight-complex="bold"/>
    </style:style>
    <style:style style:name="P48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font-weight="bold" officeooo:rsid="001fa0bd" officeooo:paragraph-rsid="00525129" style:font-weight-asian="bold" style:font-weight-complex="bold"/>
    </style:style>
    <style:style style:name="P49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font-weight="bold" officeooo:rsid="001fa0bd" officeooo:paragraph-rsid="0053fba6" style:font-weight-asian="bold" style:font-weight-complex="bold"/>
    </style:style>
    <style:style style:name="P50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font-weight="bold" officeooo:rsid="001fa0bd" officeooo:paragraph-rsid="005e24d5" style:font-weight-asian="bold" style:font-weight-complex="bold"/>
    </style:style>
    <style:style style:name="P51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font-weight="bold" officeooo:rsid="001fa0bd" officeooo:paragraph-rsid="00698578" style:font-weight-asian="bold" style:font-weight-complex="bold"/>
    </style:style>
    <style:style style:name="P52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font-weight="bold" officeooo:rsid="001fa0bd" officeooo:paragraph-rsid="006eaf86" style:font-weight-asian="bold" style:font-weight-complex="bold"/>
    </style:style>
    <style:style style:name="P53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font-weight="bold" officeooo:rsid="001fa0bd" officeooo:paragraph-rsid="00716b0f" style:font-weight-asian="bold" style:font-weight-complex="bold"/>
    </style:style>
    <style:style style:name="P54" style:family="paragraph" style:parent-style-name="Standard" style:list-style-name="L2">
      <style:paragraph-properties fo:line-height="115%" fo:text-align="justify" style:justify-single-word="false"/>
      <style:text-properties officeooo:rsid="001caeb7" officeooo:paragraph-rsid="001caeb7"/>
    </style:style>
    <style:style style:name="P55" style:family="paragraph" style:parent-style-name="Standard" style:list-style-name="L2">
      <style:paragraph-properties fo:line-height="115%" fo:text-align="justify" style:justify-single-word="false"/>
      <style:text-properties officeooo:rsid="001e6aea" officeooo:paragraph-rsid="001e6aea"/>
    </style:style>
    <style:style style:name="P56" style:family="paragraph" style:parent-style-name="Standard">
      <style:paragraph-properties fo:margin-left="1.251cm" fo:margin-right="0cm" fo:line-height="115%" fo:text-align="justify" style:justify-single-word="false" fo:text-indent="0cm" style:auto-text-indent="false"/>
      <style:text-properties style:text-underline-style="solid" style:text-underline-width="auto" style:text-underline-color="font-color" officeooo:rsid="001fa0bd" officeooo:paragraph-rsid="001fa0bd"/>
    </style:style>
    <style:style style:name="P5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text-underline-style="solid" style:text-underline-width="auto" style:text-underline-color="font-color" fo:font-weight="normal" officeooo:rsid="001fa0bd" officeooo:paragraph-rsid="001fa0bd" style:font-weight-asian="normal" style:font-weight-complex="normal"/>
    </style:style>
    <style:style style:name="P58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text-underline-style="solid" style:text-underline-width="auto" style:text-underline-color="font-color" fo:font-weight="normal" officeooo:rsid="001fa0bd" officeooo:paragraph-rsid="00223b31" style:font-weight-asian="normal" style:font-weight-complex="normal"/>
    </style:style>
    <style:style style:name="P59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text-underline-style="solid" style:text-underline-width="auto" style:text-underline-color="font-color" fo:font-weight="normal" officeooo:rsid="001fa0bd" officeooo:paragraph-rsid="00397418" style:font-weight-asian="normal" style:font-weight-complex="normal"/>
    </style:style>
    <style:style style:name="P60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text-underline-style="solid" style:text-underline-width="auto" style:text-underline-color="font-color" fo:font-weight="normal" officeooo:rsid="001fa0bd" officeooo:paragraph-rsid="004f8146" style:font-weight-asian="normal" style:font-weight-complex="normal"/>
    </style:style>
    <style:style style:name="P61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text-underline-style="solid" style:text-underline-width="auto" style:text-underline-color="font-color" fo:font-weight="normal" officeooo:rsid="001fa0bd" officeooo:paragraph-rsid="005e24d5" style:font-weight-asian="normal" style:font-weight-complex="normal"/>
    </style:style>
    <style:style style:name="P62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text-underline-style="solid" style:text-underline-width="auto" style:text-underline-color="font-color" fo:font-weight="normal" officeooo:rsid="001fa0bd" officeooo:paragraph-rsid="00698578" style:font-weight-asian="normal" style:font-weight-complex="normal"/>
    </style:style>
    <style:style style:name="P63" style:family="paragraph" style:parent-style-name="Standard" style:list-style-name="L7">
      <style:paragraph-properties fo:line-height="115%" fo:text-align="justify" style:justify-single-word="false"/>
      <style:text-properties fo:font-weight="normal" officeooo:rsid="001fa0bd" officeooo:paragraph-rsid="001fa0bd" style:font-weight-asian="normal" style:font-weight-complex="normal"/>
    </style:style>
    <style:style style:name="P6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weight="normal" officeooo:rsid="001fa0bd" officeooo:paragraph-rsid="001fa0bd" style:font-weight-asian="normal" style:font-weight-complex="normal"/>
    </style:style>
    <style:style style:name="P65" style:family="paragraph" style:parent-style-name="Standard" style:list-style-name="L4">
      <style:paragraph-properties fo:line-height="115%" fo:text-align="start" style:justify-single-word="false"/>
      <style:text-properties fo:font-weight="normal" officeooo:rsid="001fa0bd" officeooo:paragraph-rsid="0033efc4" style:font-weight-asian="normal" style:font-weight-complex="normal"/>
    </style:style>
    <style:style style:name="P66" style:family="paragraph" style:parent-style-name="Standard" style:list-style-name="L3">
      <style:paragraph-properties fo:line-height="115%" fo:text-align="start" style:justify-single-word="false"/>
      <style:text-properties fo:font-weight="normal" officeooo:rsid="001fa0bd" officeooo:paragraph-rsid="00223b31" style:font-weight-asian="normal" style:font-weight-complex="normal"/>
    </style:style>
    <style:style style:name="P67" style:family="paragraph" style:parent-style-name="Standard" style:list-style-name="L9">
      <style:paragraph-properties fo:line-height="115%" fo:text-align="start" style:justify-single-word="false"/>
      <style:text-properties fo:font-weight="normal" officeooo:rsid="001fa0bd" officeooo:paragraph-rsid="00397418" style:font-weight-asian="normal" style:font-weight-complex="normal"/>
    </style:style>
    <style:style style:name="P68" style:family="paragraph" style:parent-style-name="Standard">
      <style:paragraph-properties fo:line-height="115%" fo:text-align="start" style:justify-single-word="false"/>
      <style:text-properties fo:font-weight="normal" officeooo:rsid="001fa0bd" officeooo:paragraph-rsid="004f8146" style:font-weight-asian="normal" style:font-weight-complex="normal"/>
    </style:style>
    <style:style style:name="P69" style:family="paragraph" style:parent-style-name="Standard" style:list-style-name="L13">
      <style:paragraph-properties fo:line-height="115%" fo:text-align="start" style:justify-single-word="false"/>
      <style:text-properties fo:font-weight="normal" officeooo:rsid="001fa0bd" officeooo:paragraph-rsid="004f8146" style:font-weight-asian="normal" style:font-weight-complex="normal"/>
    </style:style>
    <style:style style:name="P70" style:family="paragraph" style:parent-style-name="Standard" style:list-style-name="L13">
      <style:paragraph-properties fo:line-height="115%" fo:text-align="start" style:justify-single-word="false"/>
      <style:text-properties fo:font-weight="normal" officeooo:rsid="001fa0bd" officeooo:paragraph-rsid="00525129" style:font-weight-asian="normal" style:font-weight-complex="normal"/>
    </style:style>
    <style:style style:name="P71" style:family="paragraph" style:parent-style-name="Standard" style:list-style-name="L13">
      <style:paragraph-properties fo:line-height="115%" fo:text-align="start" style:justify-single-word="false"/>
      <style:text-properties fo:font-weight="normal" officeooo:rsid="001fa0bd" officeooo:paragraph-rsid="0053fba6" style:font-weight-asian="normal" style:font-weight-complex="normal"/>
    </style:style>
    <style:style style:name="P72" style:family="paragraph" style:parent-style-name="Standard" style:list-style-name="L13">
      <style:paragraph-properties fo:line-height="115%" fo:text-align="start" style:justify-single-word="false"/>
      <style:text-properties fo:font-weight="normal" officeooo:rsid="001fa0bd" officeooo:paragraph-rsid="00548a9b" style:font-weight-asian="normal" style:font-weight-complex="normal"/>
    </style:style>
    <style:style style:name="P73" style:family="paragraph" style:parent-style-name="Standard" style:list-style-name="L13">
      <style:paragraph-properties fo:line-height="115%" fo:text-align="start" style:justify-single-word="false"/>
      <style:text-properties fo:font-weight="normal" officeooo:rsid="001fa0bd" officeooo:paragraph-rsid="0057d5ee" style:font-weight-asian="normal" style:font-weight-complex="normal"/>
    </style:style>
    <style:style style:name="P74" style:family="paragraph" style:parent-style-name="Standard" style:list-style-name="L26">
      <style:paragraph-properties fo:line-height="115%" fo:text-align="start" style:justify-single-word="false"/>
      <style:text-properties fo:font-weight="normal" officeooo:rsid="001fa0bd" officeooo:paragraph-rsid="00716b0f" style:font-weight-asian="normal" style:font-weight-complex="normal"/>
    </style:style>
    <style:style style:name="P75" style:family="paragraph" style:parent-style-name="Standard" style:list-style-name="L27">
      <style:paragraph-properties fo:line-height="115%" fo:text-align="start" style:justify-single-word="false"/>
      <style:text-properties fo:font-weight="normal" officeooo:rsid="001fa0bd" officeooo:paragraph-rsid="00716b0f" style:font-weight-asian="normal" style:font-weight-complex="normal"/>
    </style:style>
    <style:style style:name="P76" style:family="paragraph" style:parent-style-name="Standard" style:list-style-name="L28">
      <style:paragraph-properties fo:line-height="115%" fo:text-align="start" style:justify-single-word="false"/>
      <style:text-properties fo:font-weight="normal" officeooo:rsid="001fa0bd" officeooo:paragraph-rsid="00716b0f" style:font-weight-asian="normal" style:font-weight-complex="normal"/>
    </style:style>
    <style:style style:name="P77" style:family="paragraph" style:parent-style-name="Standard" style:list-style-name="L10">
      <style:paragraph-properties fo:line-height="115%" fo:text-align="start" style:justify-single-word="false"/>
      <style:text-properties fo:font-weight="normal" officeooo:paragraph-rsid="00389fb5" style:font-weight-asian="normal" style:font-weight-complex="normal"/>
    </style:style>
    <style:style style:name="P78" style:family="paragraph" style:parent-style-name="Standard" style:list-style-name="L10">
      <style:paragraph-properties fo:line-height="115%" fo:text-align="start" style:justify-single-word="false"/>
      <style:text-properties fo:font-weight="normal" officeooo:paragraph-rsid="003e19dc" style:font-weight-asian="normal" style:font-weight-complex="normal"/>
    </style:style>
    <style:style style:name="P79" style:family="paragraph" style:parent-style-name="Standard">
      <style:paragraph-properties fo:line-height="115%" fo:text-align="start" style:justify-single-word="false"/>
      <style:text-properties fo:font-weight="normal" officeooo:paragraph-rsid="003e19dc" style:font-weight-asian="normal" style:font-weight-complex="normal"/>
    </style:style>
    <style:style style:name="P80" style:family="paragraph" style:parent-style-name="Standard" style:list-style-name="L11">
      <style:paragraph-properties fo:line-height="115%" fo:text-align="start" style:justify-single-word="false"/>
      <style:text-properties fo:font-weight="normal" officeooo:paragraph-rsid="00389fb5" style:font-weight-asian="normal" style:font-weight-complex="normal"/>
    </style:style>
    <style:style style:name="P81" style:family="paragraph" style:parent-style-name="Standard" style:list-style-name="L11">
      <style:paragraph-properties fo:line-height="115%" fo:text-align="start" style:justify-single-word="false"/>
      <style:text-properties fo:font-weight="normal" officeooo:paragraph-rsid="0040bb7f" style:font-weight-asian="normal" style:font-weight-complex="normal"/>
    </style:style>
    <style:style style:name="P82" style:family="paragraph" style:parent-style-name="Standard" style:list-style-name="L11">
      <style:paragraph-properties fo:line-height="115%" fo:text-align="start" style:justify-single-word="false"/>
      <style:text-properties fo:font-weight="normal" officeooo:paragraph-rsid="00420d28" style:font-weight-asian="normal" style:font-weight-complex="normal"/>
    </style:style>
    <style:style style:name="P83" style:family="paragraph" style:parent-style-name="Standard" style:list-style-name="L11">
      <style:paragraph-properties fo:line-height="115%" fo:text-align="start" style:justify-single-word="false"/>
      <style:text-properties fo:font-weight="normal" officeooo:paragraph-rsid="0043cb80" style:font-weight-asian="normal" style:font-weight-complex="normal"/>
    </style:style>
    <style:style style:name="P84" style:family="paragraph" style:parent-style-name="Standard" style:list-style-name="L12">
      <style:paragraph-properties fo:line-height="115%" fo:text-align="start" style:justify-single-word="false"/>
      <style:text-properties fo:font-weight="normal" officeooo:paragraph-rsid="0043cb80" style:font-weight-asian="normal" style:font-weight-complex="normal"/>
    </style:style>
    <style:style style:name="P85" style:family="paragraph" style:parent-style-name="Standard" style:list-style-name="L12">
      <style:paragraph-properties fo:line-height="115%" fo:text-align="start" style:justify-single-word="false"/>
      <style:text-properties fo:font-weight="normal" officeooo:paragraph-rsid="004bdce7" style:font-weight-asian="normal" style:font-weight-complex="normal"/>
    </style:style>
    <style:style style:name="P86" style:family="paragraph" style:parent-style-name="Standard" style:list-style-name="L4">
      <style:paragraph-properties fo:line-height="115%" fo:text-align="start" style:justify-single-word="false"/>
      <style:text-properties fo:font-weight="normal" officeooo:rsid="0033efc4" officeooo:paragraph-rsid="0033efc4" style:font-weight-asian="normal" style:font-weight-complex="normal"/>
    </style:style>
    <style:style style:name="P87" style:family="paragraph" style:parent-style-name="Standard">
      <style:paragraph-properties fo:line-height="115%" fo:text-align="start" style:justify-single-word="false"/>
      <style:text-properties fo:font-weight="normal" officeooo:rsid="0033efc4" officeooo:paragraph-rsid="0033efc4" style:font-weight-asian="normal" style:font-weight-complex="normal"/>
    </style:style>
    <style:style style:name="P88" style:family="paragraph" style:parent-style-name="Standard">
      <style:paragraph-properties fo:line-height="115%" fo:text-align="start" style:justify-single-word="false"/>
      <style:text-properties fo:font-weight="normal" officeooo:rsid="0033efc4" officeooo:paragraph-rsid="00389fb5" style:font-weight-asian="normal" style:font-weight-complex="normal"/>
    </style:style>
    <style:style style:name="P89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font-weight="normal" officeooo:rsid="006eaf86" officeooo:paragraph-rsid="006eaf86" style:font-weight-asian="normal" style:font-weight-complex="normal"/>
    </style:style>
    <style:style style:name="P90" style:family="paragraph" style:parent-style-name="Standard" style:list-style-name="L25">
      <style:paragraph-properties fo:line-height="115%" fo:text-align="start" style:justify-single-word="false"/>
      <style:text-properties fo:font-weight="normal" officeooo:rsid="006eaf86" officeooo:paragraph-rsid="006eaf86" style:font-weight-asian="normal" style:font-weight-complex="normal"/>
    </style:style>
    <style:style style:name="P91" style:family="paragraph" style:parent-style-name="Standard" style:list-style-name="L25">
      <style:paragraph-properties fo:line-height="115%" fo:text-align="start" style:justify-single-word="false"/>
      <style:text-properties fo:font-weight="normal" officeooo:rsid="006eaf86" officeooo:paragraph-rsid="006f43a3" style:font-weight-asian="normal" style:font-weight-complex="normal"/>
    </style:style>
    <style:style style:name="P92" style:family="paragraph" style:parent-style-name="Standard" style:list-style-name="L9">
      <style:paragraph-properties fo:line-height="115%" fo:text-align="start" style:justify-single-word="false"/>
      <style:text-properties fo:font-weight="normal" officeooo:rsid="003c5111" officeooo:paragraph-rsid="003c5111" fo:background-color="#729fcf" style:font-weight-asian="normal" style:font-weight-complex="normal"/>
    </style:style>
    <style:style style:name="P93" style:family="paragraph" style:parent-style-name="Standard" style:list-style-name="L9">
      <style:paragraph-properties fo:line-height="115%" fo:text-align="start" style:justify-single-word="false"/>
      <style:text-properties fo:font-weight="normal" officeooo:rsid="003c5111" officeooo:paragraph-rsid="003c5111" fo:background-color="transparent" style:font-weight-asian="normal" style:font-weight-complex="normal"/>
    </style:style>
    <style:style style:name="P9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tyle="italic" fo:font-weight="normal" officeooo:rsid="001fa0bd" officeooo:paragraph-rsid="001fa0bd" style:font-style-asian="italic" style:font-weight-asian="normal" style:font-style-complex="italic" style:font-weight-complex="normal"/>
    </style:style>
    <style:style style:name="P9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tyle="italic" fo:font-weight="normal" officeooo:rsid="001fa0bd" officeooo:paragraph-rsid="00223b31" style:font-style-asian="italic" style:font-weight-asian="normal" style:font-style-complex="italic" style:font-weight-complex="normal"/>
    </style:style>
    <style:style style:name="P9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tyle="italic" fo:font-weight="normal" officeooo:rsid="001fa0bd" officeooo:paragraph-rsid="0024f044" style:font-style-asian="italic" style:font-weight-asian="normal" style:font-style-complex="italic" style:font-weight-complex="normal"/>
    </style:style>
    <style:style style:name="P9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tyle="italic" fo:font-weight="normal" officeooo:rsid="001fa0bd" officeooo:paragraph-rsid="00389fb5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tyle="italic" fo:font-weight="normal" officeooo:rsid="001fa0bd" officeooo:paragraph-rsid="00698578" style:font-style-asian="italic" style:font-weight-asian="normal" style:font-style-complex="italic" style:font-weight-complex="normal"/>
    </style:style>
    <style:style style:name="P9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tyle="italic" fo:font-weight="normal" officeooo:rsid="001fa0bd" officeooo:paragraph-rsid="00713913" style:font-style-asian="italic" style:font-weight-asian="normal" style:font-style-complex="italic" style:font-weight-complex="normal"/>
    </style:style>
    <style:style style:name="P10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tyle="italic" fo:font-weight="normal" officeooo:rsid="001fa0bd" officeooo:paragraph-rsid="0071ad20" style:font-style-asian="italic" style:font-weight-asian="normal" style:font-style-complex="italic" style:font-weight-complex="normal"/>
    </style:style>
    <style:style style:name="P101" style:family="paragraph" style:parent-style-name="Standard">
      <style:paragraph-properties fo:line-height="115%" fo:text-align="justify" style:justify-single-word="false"/>
      <style:text-properties fo:font-style="italic" style:font-style-asian="italic" style:font-style-complex="italic"/>
    </style:style>
    <style:style style:name="P102" style:family="paragraph" style:parent-style-name="Standard">
      <style:paragraph-properties fo:line-height="115%" fo:text-align="start" style:justify-single-word="false"/>
      <style:text-properties fo:font-style="italic" officeooo:paragraph-rsid="00698578" style:font-style-asian="italic" style:font-style-complex="italic"/>
    </style:style>
    <style:style style:name="P103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font-style="italic" style:text-underline-style="solid" style:text-underline-width="auto" style:text-underline-color="font-color" fo:font-weight="normal" officeooo:rsid="001fa0bd" officeooo:paragraph-rsid="00698578" style:font-style-asian="italic" style:font-weight-asian="normal" style:font-style-complex="italic" style:font-weight-complex="normal"/>
    </style:style>
    <style:style style:name="P104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font-style="italic" style:text-underline-style="solid" style:text-underline-width="auto" style:text-underline-color="font-color" fo:font-weight="normal" officeooo:rsid="001fa0bd" officeooo:paragraph-rsid="006eaf86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font-style="normal" style:text-underline-style="none" fo:font-weight="bold" officeooo:rsid="001fa0bd" officeooo:paragraph-rsid="00698578" style:font-style-asian="normal" style:font-weight-asian="bold" style:font-style-complex="normal" style:font-weight-complex="bold"/>
    </style:style>
    <style:style style:name="P106" style:family="paragraph" style:parent-style-name="Standard" style:list-style-name="L23">
      <style:paragraph-properties fo:line-height="115%" fo:text-align="start" style:justify-single-word="false"/>
      <style:text-properties fo:font-style="normal" style:text-underline-style="none" fo:font-weight="normal" officeooo:rsid="001fa0bd" officeooo:paragraph-rsid="00698578" style:font-style-asian="normal" style:font-weight-asian="normal" style:font-style-complex="normal" style:font-weight-complex="normal"/>
    </style:style>
    <style:style style:name="P107" style:family="paragraph" style:parent-style-name="Standard" style:list-style-name="L24">
      <style:paragraph-properties fo:line-height="115%" fo:text-align="start" style:justify-single-word="false"/>
      <style:text-properties fo:font-style="normal" style:text-underline-style="none" fo:font-weight="normal" officeooo:rsid="001fa0bd" officeooo:paragraph-rsid="00698578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line-height="115%" fo:text-align="start" style:justify-single-word="false"/>
      <style:text-properties officeooo:rsid="00713913" officeooo:paragraph-rsid="00713913"/>
    </style:style>
    <style:style style:name="P109" style:family="paragraph" style:parent-style-name="Standard">
      <style:paragraph-properties fo:line-height="115%" fo:text-align="center" style:justify-single-word="false"/>
      <style:text-properties officeooo:rsid="00713913" officeooo:paragraph-rsid="00713913"/>
    </style:style>
    <style:style style:name="P110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officeooo:rsid="00738947" officeooo:paragraph-rsid="00738947"/>
    </style:style>
    <style:style style:name="T1" style:family="text">
      <style:text-properties officeooo:rsid="0018dd8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4f33e" style:font-weight-asian="normal" style:font-weight-complex="normal"/>
    </style:style>
    <style:style style:name="T4" style:family="text">
      <style:text-properties fo:font-weight="normal" officeooo:rsid="001ab0b2" style:font-weight-asian="normal" style:font-weight-complex="normal"/>
    </style:style>
    <style:style style:name="T5" style:family="text">
      <style:text-properties fo:font-weight="normal" officeooo:rsid="006b6c20" style:font-weight-asian="normal" style:font-weight-complex="normal"/>
    </style:style>
    <style:style style:name="T6" style:family="text">
      <style:text-properties fo:font-weight="normal" officeooo:rsid="006c8fbf" style:font-weight-asian="normal" style:font-weight-complex="normal"/>
    </style:style>
    <style:style style:name="T7" style:family="text">
      <style:text-properties fo:font-weight="normal" officeooo:rsid="006d088e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officeooo:rsid="001fa0bd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5e24d5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698578" style:font-style-asian="italic" style:font-weight-asian="normal" style:font-style-complex="italic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fa0bd" style:font-weight-asian="bold" style:font-weight-complex="bold"/>
    </style:style>
    <style:style style:name="T14" style:family="text">
      <style:text-properties officeooo:rsid="001b1606"/>
    </style:style>
    <style:style style:name="T15" style:family="text">
      <style:text-properties officeooo:rsid="001f51e9"/>
    </style:style>
    <style:style style:name="T16" style:family="text">
      <style:text-properties officeooo:rsid="00209078"/>
    </style:style>
    <style:style style:name="T17" style:family="text">
      <style:text-properties officeooo:rsid="00209078" fo:background-color="#afd095" loext:char-shading-value="0"/>
    </style:style>
    <style:style style:name="T18" style:family="text">
      <style:text-properties officeooo:rsid="00223b31"/>
    </style:style>
    <style:style style:name="T19" style:family="text">
      <style:text-properties officeooo:rsid="0024f044"/>
    </style:style>
    <style:style style:name="T20" style:family="text">
      <style:text-properties officeooo:rsid="0025f3ca"/>
    </style:style>
    <style:style style:name="T21" style:family="text">
      <style:text-properties officeooo:rsid="002768a8"/>
    </style:style>
    <style:style style:name="T22" style:family="text">
      <style:text-properties officeooo:rsid="0028f265"/>
    </style:style>
    <style:style style:name="T23" style:family="text">
      <style:text-properties officeooo:rsid="002b2ceb"/>
    </style:style>
    <style:style style:name="T24" style:family="text">
      <style:text-properties officeooo:rsid="002cee64"/>
    </style:style>
    <style:style style:name="T25" style:family="text">
      <style:text-properties officeooo:rsid="002ec71c"/>
    </style:style>
    <style:style style:name="T26" style:family="text">
      <style:text-properties officeooo:rsid="00300c8e"/>
    </style:style>
    <style:style style:name="T27" style:family="text">
      <style:text-properties officeooo:rsid="00313779"/>
    </style:style>
    <style:style style:name="T28" style:family="text">
      <style:text-properties officeooo:rsid="0031d127"/>
    </style:style>
    <style:style style:name="T29" style:family="text">
      <style:text-properties officeooo:rsid="00325b3d"/>
    </style:style>
    <style:style style:name="T30" style:family="text">
      <style:text-properties officeooo:rsid="0033efc4"/>
    </style:style>
    <style:style style:name="T31" style:family="text">
      <style:text-properties officeooo:rsid="0034bb46"/>
    </style:style>
    <style:style style:name="T32" style:family="text">
      <style:text-properties officeooo:rsid="00362370"/>
    </style:style>
    <style:style style:name="T33" style:family="text">
      <style:text-properties officeooo:rsid="0037b3fd"/>
    </style:style>
    <style:style style:name="T34" style:family="text">
      <style:text-properties officeooo:rsid="00397418"/>
    </style:style>
    <style:style style:name="T35" style:family="text">
      <style:text-properties officeooo:rsid="003b4ee3"/>
    </style:style>
    <style:style style:name="T36" style:family="text">
      <style:text-properties officeooo:rsid="003bba4f"/>
    </style:style>
    <style:style style:name="T37" style:family="text">
      <style:text-properties officeooo:rsid="003e19dc"/>
    </style:style>
    <style:style style:name="T38" style:family="text">
      <style:text-properties officeooo:rsid="003f5c37"/>
    </style:style>
    <style:style style:name="T39" style:family="text">
      <style:text-properties officeooo:rsid="0040bb7f"/>
    </style:style>
    <style:style style:name="T40" style:family="text">
      <style:text-properties officeooo:rsid="00420d28"/>
    </style:style>
    <style:style style:name="T41" style:family="text">
      <style:text-properties officeooo:rsid="0043cb80"/>
    </style:style>
    <style:style style:name="T42" style:family="text">
      <style:text-properties officeooo:rsid="0044a596"/>
    </style:style>
    <style:style style:name="T43" style:family="text">
      <style:text-properties officeooo:rsid="004592dd"/>
    </style:style>
    <style:style style:name="T44" style:family="text">
      <style:text-properties officeooo:rsid="00464a5c"/>
    </style:style>
    <style:style style:name="T45" style:family="text">
      <style:text-properties officeooo:rsid="00482e6c"/>
    </style:style>
    <style:style style:name="T46" style:family="text">
      <style:text-properties officeooo:rsid="00484d6a"/>
    </style:style>
    <style:style style:name="T47" style:family="text">
      <style:text-properties officeooo:rsid="0048bc02"/>
    </style:style>
    <style:style style:name="T48" style:family="text">
      <style:text-properties officeooo:rsid="004aad8c"/>
    </style:style>
    <style:style style:name="T49" style:family="text">
      <style:text-properties officeooo:rsid="004bdce7"/>
    </style:style>
    <style:style style:name="T50" style:family="text">
      <style:text-properties officeooo:rsid="004d9ad1"/>
    </style:style>
    <style:style style:name="T51" style:family="text">
      <style:text-properties officeooo:rsid="004f8146"/>
    </style:style>
    <style:style style:name="T52" style:family="text">
      <style:text-properties officeooo:rsid="0050a8a3"/>
    </style:style>
    <style:style style:name="T53" style:family="text">
      <style:text-properties officeooo:rsid="0051405b"/>
    </style:style>
    <style:style style:name="T54" style:family="text">
      <style:text-properties officeooo:rsid="00525129"/>
    </style:style>
    <style:style style:name="T55" style:family="text">
      <style:text-properties officeooo:rsid="00532e99"/>
    </style:style>
    <style:style style:name="T56" style:family="text">
      <style:text-properties officeooo:rsid="00534a5c"/>
    </style:style>
    <style:style style:name="T57" style:family="text">
      <style:text-properties officeooo:rsid="0053fba6"/>
    </style:style>
    <style:style style:name="T58" style:family="text">
      <style:text-properties style:text-underline-style="none" fo:font-weight="bold" officeooo:rsid="001fa0bd" style:font-weight-asian="bold" style:font-weight-complex="bold"/>
    </style:style>
    <style:style style:name="T59" style:family="text">
      <style:text-properties officeooo:rsid="00548a9b"/>
    </style:style>
    <style:style style:name="T60" style:family="text">
      <style:text-properties officeooo:rsid="0054d494"/>
    </style:style>
    <style:style style:name="T61" style:family="text">
      <style:text-properties officeooo:rsid="005594ed"/>
    </style:style>
    <style:style style:name="T62" style:family="text">
      <style:text-properties officeooo:rsid="005640a9"/>
    </style:style>
    <style:style style:name="T63" style:family="text">
      <style:text-properties officeooo:rsid="0056e5a6"/>
    </style:style>
    <style:style style:name="T64" style:family="text">
      <style:text-properties officeooo:rsid="0057d5ee"/>
    </style:style>
    <style:style style:name="T65" style:family="text">
      <style:text-properties officeooo:rsid="005b49a2"/>
    </style:style>
    <style:style style:name="T66" style:family="text">
      <style:text-properties officeooo:rsid="005d3f6f"/>
    </style:style>
    <style:style style:name="T67" style:family="text">
      <style:text-properties style:text-line-through-style="solid" style:text-line-through-type="single"/>
    </style:style>
    <style:style style:name="T68" style:family="text">
      <style:text-properties officeooo:rsid="005e24d5"/>
    </style:style>
    <style:style style:name="T69" style:family="text">
      <style:text-properties officeooo:rsid="005fe7bf"/>
    </style:style>
    <style:style style:name="T70" style:family="text">
      <style:text-properties officeooo:rsid="00607b6b"/>
    </style:style>
    <style:style style:name="T71" style:family="text">
      <style:text-properties officeooo:rsid="006219a7"/>
    </style:style>
    <style:style style:name="T72" style:family="text">
      <style:text-properties officeooo:rsid="0062950d"/>
    </style:style>
    <style:style style:name="T73" style:family="text">
      <style:text-properties officeooo:rsid="00647b43"/>
    </style:style>
    <style:style style:name="T74" style:family="text">
      <style:text-properties officeooo:rsid="006638eb"/>
    </style:style>
    <style:style style:name="T75" style:family="text">
      <style:text-properties officeooo:rsid="0067c040"/>
    </style:style>
    <style:style style:name="T76" style:family="text">
      <style:text-properties officeooo:rsid="005fe7bf" fo:background-color="#ffb66c" loext:char-shading-value="0"/>
    </style:style>
    <style:style style:name="T77" style:family="text">
      <style:text-properties fo:background-color="#ffb66c" loext:char-shading-value="0"/>
    </style:style>
    <style:style style:name="T78" style:family="text">
      <style:text-properties officeooo:rsid="0067f551"/>
    </style:style>
    <style:style style:name="T79" style:family="text">
      <style:text-properties officeooo:rsid="00698578"/>
    </style:style>
    <style:style style:name="T80" style:family="text">
      <style:text-properties fo:font-style="normal" style:text-underline-style="none" fo:font-weight="bold" officeooo:rsid="00698578" style:font-style-asian="normal" style:font-weight-asian="bold" style:font-style-complex="normal" style:font-weight-complex="bold"/>
    </style:style>
    <style:style style:name="T81" style:family="text">
      <style:text-properties fo:font-style="normal" fo:font-weight="normal" officeooo:rsid="00698578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6e685d" style:font-style-asian="normal" style:font-weight-asian="normal" style:font-style-complex="normal" style:font-weight-complex="normal"/>
    </style:style>
    <style:style style:name="T83" style:family="text">
      <style:text-properties officeooo:rsid="006b6c20"/>
    </style:style>
    <style:style style:name="T84" style:family="text">
      <style:text-properties officeooo:rsid="006e685d"/>
    </style:style>
    <style:style style:name="T85" style:family="text">
      <style:text-properties officeooo:rsid="006eaf86"/>
    </style:style>
    <style:style style:name="T86" style:family="text">
      <style:text-properties officeooo:rsid="006f43a3"/>
    </style:style>
    <style:style style:name="T87" style:family="text">
      <style:text-properties officeooo:rsid="003c54e5"/>
    </style:style>
    <style:style style:name="T88" style:family="text">
      <style:text-properties officeooo:rsid="00716b0f"/>
    </style:style>
    <style:style style:name="T89" style:family="text">
      <style:text-properties officeooo:rsid="0071ad2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A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A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A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A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A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A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A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A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A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A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2"><text:bookmark-start text:name="__RefHeading___Toc395_377169772"/><text:span text:style-name="T1">I. </text:span>Introduction<text:bookmark-end text:name="__RefHeading___Toc395_377169772"/></text:p>
      <text:p text:style-name="P1"/>
      <text:p text:style-name="P1"><text:span text:style-name="T8">Diapo 1</text:span> </text:p>
      <text:p text:style-name="P2"><text:span text:style-name="T12">Se présenter</text:span> </text:p>
      <text:p text:style-name="P40">Présenter l’équipe</text:p>
      <text:p text:style-name="P2"><text:span text:style-name="T12">Rappeler le but et contexte du jalon</text:span> </text:p>
      <text:list xml:id="list417067969" text:style-name="L1">
        <text:list-item>
          <text:p text:style-name="P3"><text:span text:style-name="T1">D</text:span>émontrer les actions initiées</text:p>
        </text:list-item>
        <text:list-item>
          <text:p text:style-name="P15">Faire comprendre nos démarches, cadre, délais et contraintes</text:p>
        </text:list-item>
        <text:list-item>
          <text:p text:style-name="P16"><text:span text:style-name="T4">A</text:span><text:span text:style-name="T3">spects organisationnelles </text:span><text:span text:style-name="T4">seulement – parole au chef de projet</text:span></text:p>
        </text:list-item>
      </text:list>
      <text:p text:style-name="P1"/>
      <text:p text:style-name="P101">Diapo 2 </text:p>
      <text:p text:style-name="P40">Plan</text:p>
      <text:list xml:id="list2907318057" text:style-name="L2">
        <text:list-item>
          <text:p text:style-name="P4"><text:span text:style-name="T14">H</text:span>istoire et objectifs <text:span text:style-name="T14">de W&amp;D</text:span></text:p>
        </text:list-item>
        <text:list-item>
          <text:p text:style-name="P54">Choix d’organisation</text:p>
        </text:list-item>
        <text:list-item>
          <text:p text:style-name="P55">Les difficultés rencontrés</text:p>
        </text:list-item>
      </text:list>
      <text:p text:style-name="P1"/>
      <text:p text:style-name="P1"/>
      <text:p text:style-name="P1"/>
      <text:p text:style-name="P11"><text:span text:style-name="T15">II. </text:span>Histoire et enjeux du projet</text:p>
      <text:p text:style-name="P1"/>
      <text:p text:style-name="P101">Diapo 3</text:p>
      <text:p text:style-name="P43">Transition</text:p>
      <text:p text:style-name="P56">Histoire derrière Wizards &amp; Dice</text:p>
      <text:p text:style-name="P43">Voyage en Italie</text:p>
      <text:list text:style-name="L7">
        <text:list-item>
          <text:p text:style-name="P63"><text:span text:style-name="T20">P</text:span>artis ensemble en Italie</text:p>
        </text:list-item>
        <text:list-item>
          <text:p text:style-name="P63">Partie de JDR</text:p>
        </text:list-item>
        <text:list-item>
          <text:p text:style-name="P63">2 vétéran<text:span text:style-name="T20">s</text:span> et 2 noobs <text:span text:style-name="T20">⇒ Tout le monde a aimé</text:span></text:p>
        </text:list-item>
      </text:list>
      <text:p text:style-name="P43">Réflexion sur les articles de JDR</text:p>
      <text:list xml:id="list863289342" text:style-name="L8">
        <text:list-item>
          <text:p text:style-name="P17"><text:span text:style-name="T22">Groupe formé </text:span><text:span text:style-name="T21">car bonne entente et capable de travailler ensemble </text:span></text:p>
        </text:list-item>
        <text:list-item>
          <text:p text:style-name="P28">En cherchant un sujet, réflexion sur le JDR</text:p>
          <text:list>
            <text:list-item>
              <text:p text:style-name="P28">Articles de JDR sont éparpillé et mal référencé</text:p>
            </text:list-item>
            <text:list-item>
              <text:p text:style-name="P28">Site communautaires manquant de visibilité</text:p>
            </text:list-item>
            <text:list-item>
              <text:p text:style-name="P28">Pas de site francophone liant ces éléments</text:p>
            </text:list-item>
            <text:list-item>
              <text:p text:style-name="P28">JDR de plus en plus populaire : film, série, célébrité, événement</text:p>
            </text:list-item>
          </text:list>
        </text:list-item>
      </text:list>
      <text:p text:style-name="P43">Volonté d’une action communautaire <text:span text:style-name="T16">(</text:span><text:span text:style-name="T17">PARTIE DE LOÏS</text:span><text:span text:style-name="T16">)</text:span></text:p>
      <text:p text:style-name="P64"/>
      <text:p text:style-name="P94">Diapo 4 </text:p>
      <text:p text:style-name="P44">Transition</text:p>
      <text:p text:style-name="P57">Enjeux et objectifs</text:p>
      <text:p text:style-name="P29">Définition des besoins auxquels nous répondons<text:span text:style-name="T13"/></text:p>
      <text:list text:style-name="L6">
        <text:list-item>
          <text:p text:style-name="P18"><text:span text:style-name="T23">D</text:span>éployer un site web de e-commerce : données personnelles, transactions monétaires, commandes, <text:span text:style-name="T23">etc</text:span></text:p>
        </text:list-item>
        <text:list-item>
          <text:p text:style-name="P19"><text:span text:style-name="T23">D</text:span>éployer un site <text:span text:style-name="T23">= gérer une infrastructure ; assurer la disponibilité ; développ</text:span><text:span text:style-name="T24">er</text:span><text:span text:style-name="T23"> </text:span><text:span text:style-name="T24">le</text:span><text:span text:style-name="T23"> site </text:span><text:span text:style-name="T25">en lui-même</text:span></text:p>
        </text:list-item>
      </text:list>
      <text:p text:style-name="P29"><text:soft-page-break/>Définition des objectifs<text:span text:style-name="T13"/></text:p>
      <text:list xml:id="list817230039" text:style-name="L5">
        <text:list-item>
          <text:p text:style-name="P20">Court terme : remplir les exigences des jalons <text:span text:style-name="T27">(constituent la note)</text:span></text:p>
        </text:list-item>
        <text:list-item>
          <text:p text:style-name="P20">Moyen terme : livrer un site fonctionn<text:span text:style-name="T28">elle </text:span>et d’esthéti<text:span text:style-name="T28">quement sympa ; assurer la disponibilité et la sécurité </text:span></text:p>
        </text:list-item>
        <text:list-item>
          <text:p text:style-name="P20"><text:span text:style-name="T26">L</text:span>ong terme : nouvelles compétences ; base <text:span text:style-name="T29">pour </text:span>une véritable entreprise ; prépare et donne des idées <text:span text:style-name="T29">pour créer une entreprise</text:span></text:p>
        </text:list-item>
      </text:list>
      <text:p text:style-name="P64"/>
      <text:p text:style-name="P95">Diapo <text:span text:style-name="T18">5</text:span> </text:p>
      <text:p text:style-name="P45">Transition</text:p>
      <text:p text:style-name="P58"><text:bookmark-start text:name="__RefHeading___Toc399_377169772 Copie 4 Copie 1 Copie 1 Copie 5"/>Contraintes et ressources au lancement <text:bookmark-end text:name="__RefHeading___Toc399_377169772 Copie 4 Copie 1 Copie 1 Copie 5"/></text:p>
      <text:p text:style-name="P45">Définition des ressources</text:p>
      <text:list xml:id="list1641044916" text:style-name="L4">
        <text:list-item>
          <text:p text:style-name="P65">Financière : 1800 € si reprise à but lucratif ; 900 € sinon ; <text:span text:style-name="T30">puis redéfinition à 1400€</text:span></text:p>
        </text:list-item>
        <text:list-item>
          <text:p text:style-name="P86">Humaine : 4 alternants ⇒ emploi du temps chargé et peu anticipable ⇒ organisation à la semaine</text:p>
        </text:list-item>
        <text:list-item>
          <text:p text:style-name="P86">Matériel : élément<text:span text:style-name="T31">s</text:span> <text:span text:style-name="T31">déjà</text:span> posséd<text:span text:style-name="T31">é ; matériel de l’IUT (sur demande)</text:span></text:p>
        </text:list-item>
      </text:list>
      <text:p text:style-name="P87"/>
      <text:p text:style-name="P96">Diapo <text:span text:style-name="T19">6 </text:span></text:p>
      <text:p text:style-name="P45">Analyse préalable</text:p>
      <text:list xml:id="list2465197753" text:style-name="L3">
        <text:list-item>
          <text:p text:style-name="P66">Forces : sujet intéressant ; équipe soudée ; aspects techniques (réseau) maîtrisées</text:p>
        </text:list-item>
        <text:list-item>
          <text:p text:style-name="P66">Faiblesses : ressources limitées ; peu d’expérience ; projet long</text:p>
        </text:list-item>
        <text:list-item>
          <text:p text:style-name="P66">Opportunités : peu de concurrence ; essor de l’intérêt ; ergonomie </text:p>
        </text:list-item>
        <text:list-item>
          <text:p text:style-name="P66">Menaces : Emploi du temps chargés ; travail externe <text:span text:style-name="T32">lour</text:span><text:span text:style-name="T33">ds</text:span> ; dépendance <text:span text:style-name="T32">aux</text:span> tiers</text:p>
        </text:list-item>
      </text:list>
      <text:p text:style-name="P6"/>
      <text:p text:style-name="P6"/>
      <text:p text:style-name="P6"/>
      <text:p text:style-name="P13">III. Organisation du projet</text:p>
      <text:p text:style-name="P88"/>
      <text:p text:style-name="P97">Diapo <text:span text:style-name="T34">7</text:span></text:p>
      <text:p text:style-name="P46">Transition</text:p>
      <text:p text:style-name="P59"><text:bookmark-start text:name="__RefHeading___Toc399_377169772 Copie 4 Copie 1 Copie 1 Copie 5 Copie 1"/>Planification du projet <text:bookmark-end text:name="__RefHeading___Toc399_377169772 Copie 4 Copie 1 Copie 1 Copie 5 Copie 1"/></text:p>
      <text:p text:style-name="P46">Fonctionnement par axes et par phases</text:p>
      <text:list xml:id="list1203180605" text:style-name="L9">
        <text:list-item>
          <text:p text:style-name="P67"><text:span text:style-name="T34">Tâches regroupés en </text:span>3 grandes parties :</text:p>
          <text:list>
            <text:list-item>
              <text:p text:style-name="P67">Documentation et recherches</text:p>
            </text:list-item>
            <text:list-item>
              <text:p text:style-name="P67">Produits et services</text:p>
            </text:list-item>
            <text:list-item>
              <text:p text:style-name="P67">Création du site <text:span text:style-name="T35">⇒ découpé en 4 phases : 3 se succédant + 1 phase en parallèle</text:span></text:p>
              <text:p text:style-name="P67"><text:span text:style-name="T36">D</text:span>éploiement &gt; <text:span text:style-name="T36">C</text:span>onfiguration avancée &gt; <text:span text:style-name="T36">S</text:span>écurisation <text:span text:style-name="T36">e</text:span>t <text:span text:style-name="T36">D</text:span>éveloppement du site</text:p>
            </text:list-item>
            <text:list-item>
              <text:p text:style-name="P92">DÉVELOPPEMENT DES PHASES (PARTIE HUGO)</text:p>
            </text:list-item>
          </text:list>
        </text:list-item>
        <text:list-item>
          <text:p text:style-name="P93">Jalons séparé des grande partie pour la lisibilité </text:p>
        </text:list-item>
        <text:list-item>
          <text:p text:style-name="P93">Macro organisation pour y voir ; les tâches sont détaillées</text:p>
        </text:list-item>
      </text:list>
      <text:p text:style-name="P6"/>
      <text:p text:style-name="P97">Diapo <text:span text:style-name="T37">8</text:span></text:p>
      <text:p text:style-name="P41">Rythme du projet et hiérarchie de priorité des tâches</text:p>
      <text:list xml:id="list2824011091" text:style-name="L10">
        <text:list-item>
          <text:p text:style-name="P78"><text:span text:style-name="T37">O</text:span>rganis<text:span text:style-name="T37">ation</text:span> à la semaine <text:span text:style-name="T37">⇒</text:span> flexibilité <text:span text:style-name="T37">pour </text:span>nos emplois du temps, mais inertie.</text:p>
          <text:p text:style-name="P78"><text:span text:style-name="T37">D</text:span>ifficile d’<text:span text:style-name="T37">observer</text:span> l’avancée du projet <text:span text:style-name="T37">ou</text:span> d’effectuer des corrections</text:p>
        </text:list-item>
      </text:list>
      <text:p text:style-name="P79"/>
      <text:list xml:id="list11905542431900" text:continue-numbering="true" text:style-name="L10">
        <text:list-item>
          <text:p text:style-name="P77"><text:soft-page-break/><text:span text:style-name="T37">P</text:span>rioris<text:span text:style-name="T37">ation des</text:span> tâches :</text:p>
          <text:list>
            <text:list-item>
              <text:p text:style-name="P77">Priorité très haute <text:span text:style-name="T37">⇒ à faire</text:span> dans les délais pour ne pas ralentir <text:span text:style-name="T37">(critique)</text:span></text:p>
            </text:list-item>
            <text:list-item>
              <text:p text:style-name="P78"><text:span text:style-name="T37">P</text:span>riorité haute <text:span text:style-name="T37">⇒ </text:span>peuvent <text:span text:style-name="T37">avoir</text:span> un léger retard</text:p>
            </text:list-item>
            <text:list-item>
              <text:p text:style-name="P78"><text:span text:style-name="T37">P</text:span>riorité normale <text:span text:style-name="T37">⇒</text:span> à faire mais support<text:span text:style-name="T37">e</text:span> un retard plus important <text:span text:style-name="T37">(</text:span>pas critique<text:span text:style-name="T37">)</text:span></text:p>
            </text:list-item>
            <text:list-item>
              <text:p text:style-name="P78"><text:span text:style-name="T37">P</text:span>riorité basse ou très basse <text:span text:style-name="T37">⇒ à faire</text:span> si le temps le permet ; peuvent être négligé si plus important à faire ou si <text:span text:style-name="T37">contraintes </text:span>extérieurs</text:p>
            </text:list-item>
          </text:list>
        </text:list-item>
        <text:list-item>
          <text:p text:style-name="P78"><text:span text:style-name="T37">N</text:span>iveau de priorité en fonction de l<text:span text:style-name="T37">a</text:span> criticité et <text:span text:style-name="T37">de </text:span>l’impact <text:span text:style-name="T37">des tâches</text:span></text:p>
          <text:p text:style-name="P78"><text:span text:style-name="T37">E</text:span>xemple : jalons <text:span text:style-name="T37">=</text:span> priorité très haute ; revues facultatives <text:span text:style-name="T37">=</text:span> priorité très basse.</text:p>
        </text:list-item>
      </text:list>
      <text:p text:style-name="P7"/>
      <text:p text:style-name="P97">Diapo <text:span text:style-name="T38">9</text:span></text:p>
      <text:p text:style-name="P41">Présentation des plannings de GANTT</text:p>
      <text:list text:style-name="L11">
        <text:list-item>
          <text:p text:style-name="P80"><text:span text:style-name="T39">P</text:span>lanning prévisionnel : organisation pas clairement formalisée</text:p>
        </text:list-item>
        <text:list-item>
          <text:p text:style-name="P81"><text:span text:style-name="T39">P</text:span>lanning organisationnel : reprend les éléments vu précédemment, détaill<text:span text:style-name="T39">e</text:span> les tâches</text:p>
        </text:list-item>
        <text:list-item>
          <text:p text:style-name="P81">Réalisé avec GANTT project : gain de temps et d’argent</text:p>
        </text:list-item>
        <text:list-item>
          <text:p text:style-name="P81">Couleurs <text:span text:style-name="T39">(plan </text:span>organisationnel<text:span text:style-name="T39">) :</text:span></text:p>
          <text:list>
            <text:list-item>
              <text:p text:style-name="P81">Vert <text:span text:style-name="T40">⇒</text:span> tâche terminé<text:span text:style-name="T40">e</text:span></text:p>
            </text:list-item>
            <text:list-item>
              <text:p text:style-name="P82">Bleu <text:span text:style-name="T40">⇒</text:span> tâche normales (en cours et à venir)</text:p>
            </text:list-item>
            <text:list-item>
              <text:p text:style-name="P82">Orange <text:span text:style-name="T40">⇒</text:span> tâche importante </text:p>
            </text:list-item>
            <text:list-item>
              <text:p text:style-name="P82">Rouge <text:span text:style-name="T40">⇒</text:span> tâche en retard</text:p>
            </text:list-item>
            <text:list-item>
              <text:p text:style-name="P82">Noir et losange <text:span text:style-name="T40">⇒</text:span> "jalon" <text:span text:style-name="T40">ou </text:span>point d’étape</text:p>
            </text:list-item>
          </text:list>
        </text:list-item>
        <text:list-item>
          <text:p text:style-name="P83"><text:span text:style-name="T41">P</text:span>lanning prévisionnel et organisationnel différent<text:span text:style-name="T41">s</text:span></text:p>
          <text:list>
            <text:list-item>
              <text:p text:style-name="P83"><text:span text:style-name="T41">P</text:span>lanning prévisionnel sert de ligne directrice amener à changer</text:p>
            </text:list-item>
            <text:list-item>
              <text:p text:style-name="P83"><text:span text:style-name="T41">A</text:span>près 8 mois de projet, le planning organisationnel <text:span text:style-name="T41">actuel</text:span></text:p>
            </text:list-item>
            <text:list-item>
              <text:p text:style-name="P83"><text:span text:style-name="T42">[P</text:span>lanning organisationnel<text:span text:style-name="T42">] </text:span>remanié pour coller aux priorités et respecter <text:span text:style-name="T42">le</text:span>s délais <text:span text:style-name="T42">(changements pas toujours visibles)</text:span></text:p>
            </text:list-item>
          </text:list>
        </text:list-item>
      </text:list>
      <text:p text:style-name="P42">Respect des délais</text:p>
      <text:list xml:id="list1095243095" text:style-name="L12">
        <text:list-item>
          <text:p text:style-name="P84"><text:span text:style-name="T43">T</text:span>âches prévu<text:span text:style-name="T44">es</text:span> avec <text:span text:style-name="T45">de la</text:span> marge</text:p>
        </text:list-item>
        <text:list-item>
          <text:p text:style-name="P84"><text:span text:style-name="T46">C</text:span>ertaines tâches <text:span text:style-name="T46">sont</text:span> difficile <text:span text:style-name="T46">à</text:span> prévoir <text:span text:style-name="T47">⇒ agencées de façon à réduire l’impact en cas de retard</text:span></text:p>
        </text:list-item>
        <text:list-item>
          <text:p text:style-name="P84"><text:span text:style-name="T48">I</text:span>mprévues retardent <text:span text:style-name="T48">trop</text:span> une tâche <text:span text:style-name="T48">⇒ </text:span>plusieurs choix dépendamment de l’importance / <text:span text:style-name="T49">du </text:span>niveau de complétion :</text:p>
          <text:list>
            <text:list-item>
              <text:p text:style-name="P84">Se satisfaire de l’avancement, passer à la sui<text:span text:style-name="T49">te</text:span></text:p>
            </text:list-item>
            <text:list-item>
              <text:p text:style-name="P84">Rallonger la durée <text:span text:style-name="T49">pour </text:span>avancer plus ou finir</text:p>
            </text:list-item>
            <text:list-item>
              <text:p text:style-name="P85">Assigner quelqu’un en plus pour finir</text:p>
            </text:list-item>
          </text:list>
        </text:list-item>
        <text:list-item>
          <text:p text:style-name="P85"><text:span text:style-name="T49">D</text:span>écisions prises ensemble <text:span text:style-name="T49">en</text:span> réunion </text:p>
        </text:list-item>
        <text:list-item>
          <text:p text:style-name="P85"><text:span text:style-name="T50">L</text:span>imiter l’impact des retards sur les objectifs</text:p>
        </text:list-item>
      </text:list>
      <text:p text:style-name="P7"/>
      <text:p text:style-name="P97">Diapo <text:span text:style-name="T51">10</text:span></text:p>
      <text:p text:style-name="P47">Transition</text:p>
      <text:p text:style-name="P60"><text:bookmark-start text:name="__RefHeading___Toc399_377169772 Copie 4 Copie 1 Copie 1 Copie 5 Copie 1 Copie 1"/>Moyens mis en œuvre<text:bookmark-end text:name="__RefHeading___Toc399_377169772 Copie 4 Copie 1 Copie 1 Copie 5 Copie 1 Copie 1"/></text:p>
      <text:p text:style-name="P47">Répartition des tâches</text:p>
      <text:list xml:id="list1370098023" text:style-name="L13">
        <text:list-item>
          <text:p text:style-name="P69"><text:span text:style-name="T51">G</text:span>arder d<text:span text:style-name="T51">e l</text:span>’équilibre <text:span text:style-name="T51">(</text:span>charge de travail et sujet<text:span text:style-name="T51">s</text:span> traités<text:span text:style-name="T51">)</text:span>. Pour que le projet soit enrichissant, nous avons travaillé sur des aspects variés </text:p>
        </text:list-item>
        <text:list-item>
          <text:p text:style-name="P69"><text:span text:style-name="T51">F</text:span>onctionn<text:span text:style-name="T51">ement</text:span> par "pseudo-binômes" : <text:span text:style-name="T51">à </text:span>deux <text:span text:style-name="T51">pour un</text:span> registre <text:span text:style-name="T51">de tâche. </text:span></text:p>
          <text:p text:style-name="P69"><text:span text:style-name="T51">A</text:span>ide <text:span text:style-name="T51">d’un </text:span>des membres. Chacun peut répondre, mais un plus <text:span text:style-name="T51">que les autres</text:span>. <text:span text:style-name="T51">A</text:span>ssure le suivi en cas d’urgence</text:p>
        </text:list-item>
      </text:list>
      <text:p text:style-name="P68"><text:soft-page-break/></text:p>
      <text:list xml:id="list11905286617011" text:continue-numbering="true" text:style-name="L13">
        <text:list-item>
          <text:p text:style-name="P69"><text:span text:style-name="T52">R</text:span>ester flexible <text:span text:style-name="T52">(</text:span>emplois du temps chargés<text:span text:style-name="T52">) pour</text:span> conserver un état mental correct</text:p>
        </text:list-item>
        <text:list-item>
          <text:p text:style-name="P69"><text:span text:style-name="T53">R</text:span>épartition des tâches cohérente : tâches s<text:span text:style-name="T53">uccessive suivies par</text:span> la <text:span text:style-name="T53">même</text:span> personne</text:p>
        </text:list-item>
      </text:list>
      <text:p text:style-name="P7"/>
      <text:p text:style-name="P97">Diapo <text:span text:style-name="T54">11</text:span><text:span text:style-name="T19"> </text:span></text:p>
      <text:p text:style-name="P48">Réunions : actions mise en place après les réunions</text:p>
      <text:list xml:id="list11904794966986" text:continue-numbering="true" text:style-name="L13">
        <text:list-item>
          <text:p text:style-name="P70"><text:span text:style-name="T54">R</text:span>éunions d’équipes <text:span text:style-name="T54">hebdomadaire ⇒</text:span> le samedi entre 14h30 et 16h30</text:p>
        </text:list-item>
        <text:list-item>
          <text:p text:style-name="P70"><text:span text:style-name="T54">U</text:span>n peu plus en début de projet <text:span text:style-name="T54">(setup </text:span>workflow<text:span text:style-name="T54">) ⇒ </text:span>39 <text:span text:style-name="T54">réunions</text:span> à ce jours.</text:p>
        </text:list-item>
        <text:list-item>
          <text:p text:style-name="P70"><text:span text:style-name="T55">Sujets :</text:span> travail effectué <text:span text:style-name="T55">pour</text:span> détecter <text:span text:style-name="T55">des</text:span> retards et <text:span text:style-name="T55">d</text:span>es mesures correctives ; <text:span text:style-name="T55">t</text:span>âches à venir ; points <text:span text:style-name="T55">d’</text:span>attention ; questions ; état des lieux de santé et des emplois du temps <text:span text:style-name="T55">(éviter les surprises)</text:span></text:p>
        </text:list-item>
        <text:list-item>
          <text:p text:style-name="P70"><text:span text:style-name="T55">Prise de note en </text:span>compte-rendu <text:span text:style-name="T55">pour</text:span> retrouver de ce qui <text:span text:style-name="T55">a</text:span> été dit et pour permettre au absent de <text:span text:style-name="T55">rattraper</text:span></text:p>
        </text:list-item>
        <text:list-item>
          <text:p text:style-name="P70"><text:span text:style-name="T56">M</text:span>essage d’annonce <text:span text:style-name="T56">post-réunion</text:span> pour aiguiller le travail et rappeler certains détails </text:p>
        </text:list-item>
        <text:list-item>
          <text:p text:style-name="P70"><text:span text:style-name="T56">D</text:span>étendre l’atmosphère : évènements <text:span text:style-name="T56">⇒</text:span> sorties au bar ou nuits de LAN (chez Loïs)</text:p>
        </text:list-item>
      </text:list>
      <text:p text:style-name="P7"/>
      <text:p text:style-name="P97">Diapo <text:span text:style-name="T57">12</text:span><text:span text:style-name="T19"> </text:span></text:p>
      <text:p text:style-name="P49">Communication interne</text:p>
      <text:list xml:id="list11906413865383" text:continue-numbering="true" text:style-name="L13">
        <text:list-item>
          <text:p text:style-name="P71"><text:span text:style-name="T57">S</text:span>erveur Discord : aménager pour accueillir l<text:span text:style-name="T57">e</text:span> projet tutoré</text:p>
        </text:list-item>
        <text:list-item>
          <text:p text:style-name="P71"><text:span text:style-name="T57">P</text:span>lusieurs salons de discussion <text:span text:style-name="T57">pour </text:span>organiser nos conversations</text:p>
        </text:list-item>
        <text:list-item>
          <text:p text:style-name="P71"><text:span text:style-name="T57">S</text:span>alons vocaux pour nous rassembler pendant les réunions ou travailler ensemble</text:p>
        </text:list-item>
        <text:list-item>
          <text:p text:style-name="P71"><text:span text:style-name="T57">A</text:span>vantages : gratuit ; familier ; s’adapte bien à notre organisation</text:p>
        </text:list-item>
        <text:list-item>
          <text:p text:style-name="P71"><text:span text:style-name="T57">Si</text:span>te Taïga et son module de ticket <text:span text:style-name="T57">pour s</text:span>ignaler des incidents ou <text:span text:style-name="T57">faire</text:span> de<text:span text:style-name="T57">s</text:span> demandes ou <text:span text:style-name="T57">des </text:span>changements</text:p>
        </text:list-item>
        <text:list-item>
          <text:p text:style-name="P71"><text:span text:style-name="T57">Mais</text:span> rendu compte que cette solution n’est pas optimal <text:span text:style-name="T57">(</text:span>y reviendrons<text:span text:style-name="T57">)</text:span></text:p>
        </text:list-item>
      </text:list>
      <text:p text:style-name="P7"/>
      <text:p text:style-name="P97">Diapo <text:span text:style-name="T57">13</text:span></text:p>
      <text:p text:style-name="P49">Gestion des coûts</text:p>
      <text:list xml:id="list11906230487628" text:continue-numbering="true" text:style-name="L13">
        <text:list-item>
          <text:p text:style-name="P71"><text:span text:style-name="T59">S</text:span>uivi efficace de<text:span text:style-name="T59">s</text:span> dépenses, pour ne pas dépenser le budget, <text:span text:style-name="T59">fixé à </text:span>1400 €</text:p>
        </text:list-item>
        <text:list-item>
          <text:p text:style-name="P71">Tricount : suivre l<text:span text:style-name="T59">e</text:span>s dépenses ; les répartir équitablement. <text:span text:style-name="T59">A</text:span>pplication gratuite <text:span text:style-name="T59">et </text:span>simple à utiliser </text:p>
        </text:list-item>
        <text:list-item>
          <text:p text:style-name="P72">1 475,12 € dépensé à ce jour</text:p>
          <text:p text:style-name="P72">- 290,83 € <text:span text:style-name="T59">(</text:span>voire plus<text:span text:style-name="T59">)</text:span> : parts de Loïs, Arthur et moi pour l’achat d<text:span text:style-name="T59">e</text:span> matériel <text:span text:style-name="T59">en</text:span> fin <text:tab/>du projet <text:span text:style-name="T59">+ </text:span>récupérer <text:span text:style-name="T59">des fonds </text:span><text:span text:style-name="T60">avec </text:span><text:span text:style-name="T61">des</text:span> plans de remboursements</text:p>
          <text:p text:style-name="P71"><text:span text:style-name="T62">=</text:span> 1 184,29€ <text:span text:style-name="T62">de </text:span>dépenses au total <text:span text:style-name="T63">⇒ A</text:span>u dessus de<text:span text:style-name="T62">s</text:span> 900 € initialement prévu</text:p>
        </text:list-item>
        <text:list-item>
          <text:p text:style-name="P73"><text:span text:style-name="T64">C</text:span>onserv<text:span text:style-name="T64">ation d</text:span>es différents justificatifs attestant bien de nos dépenses. <text:span text:style-name="T64">P</text:span>artage <text:span text:style-name="T64">des</text:span> version<text:span text:style-name="T64">s</text:span> censuré<text:span text:style-name="T64">s</text:span> et filigranés</text:p>
        </text:list-item>
        <text:list-item>
          <text:p text:style-name="P71"><text:span text:style-name="T64">R</text:span>essources humaines <text:span text:style-name="T64">=</text:span> temps <text:span text:style-name="T64">+</text:span> moral de <text:span text:style-name="T64">l’</text:span>équipe <text:span text:style-name="T64">⇒ </text:span>déjà abordé. <text:span text:style-name="T65">R</text:span>appel : événements de temps à autres <text:span text:style-name="T65">+</text:span> flexib<text:span text:style-name="T65">i</text:span>l<text:span text:style-name="T65">ité</text:span> dans notre manière de travailler</text:p>
        </text:list-item>
        <text:list-item>
          <text:p text:style-name="P71"><text:span text:style-name="T66">A</text:span>jout : à l’écoute les uns des autres. Si un de nous à un problème ou ne sent pas bien, nous faisons <text:span text:style-name="T66">tout</text:span> pour l’aider <text:span text:style-name="T66">⇒ </text:span><text:span text:style-name="T67">collègues</text:span> amis</text:p>
        </text:list-item>
      </text:list>
      <text:p text:style-name="P7"/>
      <text:p text:style-name="P97">Diapo <text:span text:style-name="T68">14</text:span></text:p>
      <text:p text:style-name="P50">Transition</text:p>
      <text:p text:style-name="P61"><text:bookmark-start text:name="__RefHeading___Toc399_377169772 Copie 4 Copie 1 Copie 1 Copie 5 Copie 1 Copie 1 Copie 2"/>Documents d'organisation<text:bookmark-end text:name="__RefHeading___Toc399_377169772 Copie 4 Copie 1 Copie 1 Copie 5 Copie 1 Copie 1 Copie 2"/></text:p>
      <text:p text:style-name="P21"/>
      <text:p text:style-name="P30"><text:soft-page-break/>Structure organisationnel de nos documents</text:p>
      <text:list xml:id="list2777367284" text:style-name="L15">
        <text:list-item>
          <text:p text:style-name="P23"><text:span text:style-name="T69">C</text:span>ontraintes techniques : GitHub ⇒ partage <text:span text:style-name="T69">des</text:span> documents et accès aux professeurs</text:p>
        </text:list-item>
        <text:list-item>
          <text:p text:style-name="P24"><text:span text:style-name="T69">R</text:span>ègles <text:span text:style-name="T69">pour une a</text:span>rborescence claire et structurée :</text:p>
          <text:list>
            <text:list-item>
              <text:p text:style-name="P23">Règle de nommages</text:p>
            </text:list-item>
            <text:list-item>
              <text:p text:style-name="P23">Versionnage des documents "non-code" (.ODT, .PPT, .PDF, etc)</text:p>
            </text:list-item>
            <text:list-item>
              <text:p text:style-name="P23">Utilisation de répertoire dédiés pour les éléments de brouillon</text:p>
            </text:list-item>
            <text:list-item>
              <text:p text:style-name="P23">Charte d’utilisation du premier niveau de l’arborescence </text:p>
            </text:list-item>
          </text:list>
        </text:list-item>
        <text:list-item>
          <text:p text:style-name="P23"><text:span text:style-name="T69">C</text:span>omprendre ce qui a été fait par les autres membre <text:span text:style-name="T69">et</text:span> retrouver les documents voulus</text:p>
        </text:list-item>
      </text:list>
      <text:p text:style-name="P30">Documents d’organisation interne</text:p>
      <text:list xml:id="list2861193106" text:style-name="L14">
        <text:list-item>
          <text:p text:style-name="P22"><text:span text:style-name="T70">Informations d</text:span>ocument<text:span text:style-name="T70">er</text:span> de notre projet. <text:span text:style-name="T70">M</text:span>ajorité d<text:span text:style-name="T70">e</text:span>s documents regroupés :</text:p>
          <text:list>
            <text:list-item>
              <text:p text:style-name="P22"><text:span text:style-name="T70">Dé</text:span>jà parl<text:span text:style-name="T70">é</text:span> <text:span text:style-name="T70">⇒</text:span> planning prévisionnel, organisationnel, comptes rendu de réunions</text:p>
            </text:list-item>
            <text:list-item>
              <text:p text:style-name="P22"><text:span text:style-name="T70">S</text:span>ynthèse de méthodes de travail : <text:span text:style-name="T70">synthétise </text:span>des éléments d’organisation interne</text:p>
            </text:list-item>
            <text:list-item>
              <text:p text:style-name="P22"><text:span text:style-name="T70">C</text:span>harte informatique : bonnes pratique<text:span text:style-name="T70">s</text:span> <text:span text:style-name="T70">à</text:span> maintenir pour le projet <text:span text:style-name="T71">(si possible)</text:span></text:p>
            </text:list-item>
            <text:list-item>
              <text:p text:style-name="P22"><text:span text:style-name="T72">C</text:span>harte graphique : direction artistique, notre identité visuelle</text:p>
            </text:list-item>
            <text:list-item>
              <text:p text:style-name="P22">Template : <text:span text:style-name="T72">d</text:span>ifférents formats, <text:span text:style-name="T72">gain de</text:span> temps <text:span text:style-name="T72">pour</text:span> créer un nouveau document</text:p>
            </text:list-item>
            <text:list-item>
              <text:p text:style-name="P22"><text:span text:style-name="T73">T</text:span>utos et procédures pour nos outils, même après avoir oublier comment faire</text:p>
            </text:list-item>
            <text:list-item>
              <text:p text:style-name="P22"><text:span text:style-name="T74">D</text:span>ocuments originaux partagés par les équipes enseignante : ne pas les chercher dans le moodle du GRETA</text:p>
            </text:list-item>
          </text:list>
        </text:list-item>
        <text:list-item>
          <text:p text:style-name="P22"><text:span text:style-name="T74">D</text:span>ocuments issu<text:span text:style-name="T74">s</text:span> de nos discussions sur les meilleures façons d’organiser </text:p>
        </text:list-item>
        <text:list-item>
          <text:p text:style-name="P22"><text:span text:style-name="T75">C</text:span>onsult<text:span text:style-name="T75">able</text:span> à tout moment et mis à jour <text:span text:style-name="T75">au moment des</text:span> modifier nos méthodes</text:p>
        </text:list-item>
      </text:list>
      <text:p text:style-name="P30">Documentation du projet</text:p>
      <text:list xml:id="list2156409371" text:style-name="L16">
        <text:list-item>
          <text:p text:style-name="P25"><text:span text:style-name="T69">DOCUMENTATION DE NOS RECHERCHES (</text:span><text:span text:style-name="T76">PARTIE </text:span><text:span text:style-name="T77">ARTHUR</text:span><text:span text:style-name="T69">)</text:span></text:p>
        </text:list-item>
        <text:list-item>
          <text:p text:style-name="P26"><text:span text:style-name="T78">D</text:span>ocumentation des configuration <text:span text:style-name="T78">pour</text:span> les paramétrages et les modifications effectué. <text:span text:style-name="T78">Permet</text:span> <text:span text:style-name="T78">aux</text:span> autres membres <text:span text:style-name="T78">de </text:span>comprendre <text:span text:style-name="T78">et de</text:span> redéployer / reconfigurer </text:p>
          <text:p text:style-name="P26">rapidement en cas de problèmes</text:p>
        </text:list-item>
        <text:list-item>
          <text:p text:style-name="P25"><text:span text:style-name="T78">D</text:span>ocuments de suivi d’infrastructure ont des formats variés <text:span text:style-name="T78">(</text:span>texte basique au tableur Excel, <text:span text:style-name="T78">et compte-rendu textuels)</text:span></text:p>
        </text:list-item>
      </text:list>
      <text:p text:style-name="P8"/>
      <text:p text:style-name="P8"/>
      <text:p text:style-name="P14"><text:span text:style-name="T79">IV. Challlenge</text:span> du projet</text:p>
      <text:p text:style-name="P8"/>
      <text:p text:style-name="P98">Diapo <text:span text:style-name="T79">15</text:span></text:p>
      <text:p text:style-name="P51">Transition</text:p>
      <text:p text:style-name="P62"><text:bookmark-start text:name="__RefHeading___Toc399_377169772 Copie 4 Copie 1 Copie 1 Copie 5 Copie 1 Copie 1 Copie 2 Copie 1"/>Difficulté majeurs<text:bookmark-end text:name="__RefHeading___Toc399_377169772 Copie 4 Copie 1 Copie 1 Copie 5 Copie 1 Copie 1 Copie 2 Copie 1"/></text:p>
      <text:p text:style-name="P31">Priorisation des tâches<text:span text:style-name="T2"/></text:p>
      <text:list xml:id="list2990863397" text:style-name="L19">
        <text:list-item>
          <text:p text:style-name="P27"><text:span text:style-name="T83">M</text:span>anque d’expériences &gt; pas mis en place la priorisation des tâches</text:p>
        </text:list-item>
        <text:list-item>
          <text:p text:style-name="P27"><text:span text:style-name="T83">I</text:span>dée des tâches les plus critiques, mais manqu<text:span text:style-name="T83">e </text:span>de granularité et de visibilité</text:p>
        </text:list-item>
        <text:list-item>
          <text:p text:style-name="P27"><text:span text:style-name="T83">F</text:span>in février &gt; <text:span text:style-name="T83">déviation des</text:span> tâches importantes au cours du projet</text:p>
        </text:list-item>
        <text:list-item>
          <text:p text:style-name="P27"><text:span text:style-name="T83">Résoudre ce </text:span>problème &gt;que nous avons convenue du système de priorité que nous avons détaillé précédemment </text:p>
        </text:list-item>
        <text:list-item>
          <text:p text:style-name="P27">Depuis, meilleure vision sur l’impact des tâches</text:p>
        </text:list-item>
      </text:list>
      <text:p text:style-name="P6"/>
      <text:p text:style-name="P98">Diapo <text:span text:style-name="T68">1</text:span><text:span text:style-name="T79">6</text:span></text:p>
      <text:p text:style-name="P32">Gestion de la charge de travail<text:span text:style-name="T58"/></text:p>
      <text:list xml:id="list3790546175" text:style-name="L20">
        <text:list-item>
          <text:p text:style-name="P34"><text:span text:style-name="T5">Problème pour c</text:span><text:span text:style-name="T2">alibrer notre charge de travail au début du projet  :</text:span></text:p>
        </text:list-item>
      </text:list>
      <text:p text:style-name="P33"><text:soft-page-break/><text:span text:style-name="T5"/></text:p>
      <text:list xml:id="list11904811514446" text:continue-numbering="true" text:style-name="L20">
        <text:list-item>
          <text:list>
            <text:list-item>
              <text:p text:style-name="P34"><text:span text:style-name="T5">C</text:span><text:span text:style-name="T2">harge de travail importante hors PTUT</text:span></text:p>
            </text:list-item>
            <text:list-item>
              <text:p text:style-name="P34"><text:span text:style-name="T5">F</text:span><text:span text:style-name="T2">acteur inconnue du proje</text:span><text:span text:style-name="T5">t :</text:span><text:span text:style-name="T2"> 1ère fois que nous travaillons sur un t</text:span><text:span text:style-name="T5">el </text:span><text:span text:style-name="T2">projet</text:span></text:p>
            </text:list-item>
            <text:list-item>
              <text:p text:style-name="P34"><text:span text:style-name="T5">A</text:span><text:span text:style-name="T2">lternances et contraintes liées à celle-ci : temps de trajet, disponibilité, etc</text:span></text:p>
            </text:list-item>
          </text:list>
        </text:list-item>
        <text:list-item>
          <text:p text:style-name="P34"><text:span text:style-name="T5">D</text:span><text:span text:style-name="T2">ifficulté entre la charge de travail prévu et celle possible de réaliser </text:span></text:p>
        </text:list-item>
        <text:list-item>
          <text:p text:style-name="P34"><text:span text:style-name="T5">P</text:span><text:span text:style-name="T2">rojet avan</text:span><text:span text:style-name="T5">ce ⇒</text:span><text:span text:style-name="T2"> ratio </text:span><text:span text:style-name="T5">"</text:span><text:span text:style-name="T2">charge de travail</text:span><text:span text:style-name="T5">"</text:span><text:span text:style-name="T2"> / </text:span><text:span text:style-name="T5">"</text:span><text:span text:style-name="T2">notes obtenus</text:span><text:span text:style-name="T5">"</text:span><text:span text:style-name="T2"> parait peu gratifiant. </text:span></text:p>
        </text:list-item>
        <text:list-item>
          <text:p text:style-name="P34"><text:span text:style-name="T5">M</text:span><text:span text:style-name="T2">al compris les attendus mais </text:span><text:span text:style-name="T5">pas de</text:span><text:span text:style-name="T2"> moyen de nous en assurer </text:span><text:span text:style-name="T5">⇒ concentration</text:span><text:span text:style-name="T2"> </text:span><text:span text:style-name="T5">sur </text:span><text:span text:style-name="T2">la production des rendus et </text:span><text:span text:style-name="T5">d</text:span><text:span text:style-name="T2">es tâches directement liées</text:span></text:p>
        </text:list-item>
        <text:list-item>
          <text:p text:style-name="P34"><text:span text:style-name="T5">A</text:span><text:span text:style-name="T2">mélioration de </text:span><text:span text:style-name="T5">la</text:span><text:span text:style-name="T2"> gestion de la charge depuis que </text:span><text:span text:style-name="T5">la</text:span><text:span text:style-name="T2"> priorisation des tâches</text:span></text:p>
        </text:list-item>
      </text:list>
      <text:p text:style-name="P39">Compréhension et réponses aux attendus<text:span text:style-name="T58"/></text:p>
      <text:list xml:id="list3369470645" text:style-name="L21">
        <text:list-item>
          <text:p text:style-name="P35"><text:span text:style-name="T2">Évoqué </text:span><text:span text:style-name="T6">avant, </text:span><text:span text:style-name="T2">des difficultés vis-à-vis de la compréhension des attendus</text:span></text:p>
        </text:list-item>
        <text:list-item>
          <text:p text:style-name="P35"><text:span text:style-name="T6">R</text:span><text:span text:style-name="T2">elanc</text:span><text:span text:style-name="T6">e régulière aux</text:span><text:span text:style-name="T2"> professeurs des jalons pour </text:span><text:span text:style-name="T6">plus de</text:span><text:span text:style-name="T2"> détail</text:span><text:span text:style-name="T6">s</text:span></text:p>
        </text:list-item>
        <text:list-item>
          <text:p text:style-name="P36"><text:span text:style-name="T2">Énormément d’efforts pour produire </text:span><text:span text:style-name="T7">les</text:span><text:span text:style-name="T2"> jalons</text:span><text:span text:style-name="T7"> &gt;</text:span><text:span text:style-name="T2"> notes moins bonnes qu’attendus. </text:span></text:p>
        </text:list-item>
        <text:list-item>
          <text:p text:style-name="P35"><text:span text:style-name="T7">Porter notre</text:span><text:span text:style-name="T2"> attention sur les jalons </text:span><text:span text:style-name="T7">⇒ </text:span><text:span text:style-name="T2">seul élément constituant la note</text:span></text:p>
        </text:list-item>
        <text:list-item>
          <text:p text:style-name="P35"><text:span text:style-name="T7">Mais d</text:span><text:span text:style-name="T2">ifficile de confirmer que répond</text:span><text:span text:style-name="T7">ions </text:span><text:span text:style-name="T2">aux attendus des jalons ou pas</text:span></text:p>
        </text:list-item>
      </text:list>
      <text:p text:style-name="P6"/>
      <text:p text:style-name="P9"><text:span text:style-name="T9">Diapo </text:span><text:span text:style-name="T10">1</text:span><text:span text:style-name="T11">7</text:span></text:p>
      <text:p text:style-name="P10"><text:span text:style-name="T80">Éléments de preproduction</text:span></text:p>
      <text:list xml:id="list718754235" text:style-name="L22">
        <text:list-item>
          <text:p text:style-name="P37"><text:span text:style-name="T82">P</text:span><text:span text:style-name="T81">lan technique : divers problèmes, mais l’utilisation d’une preproduction</text:span></text:p>
        </text:list-item>
        <text:list-item>
          <text:p text:style-name="P38"><text:span text:style-name="T82">I</text:span><text:span text:style-name="T81">nfrastructure </text:span><text:span text:style-name="T82">prévue</text:span><text:span text:style-name="T81"> pour hébergé deux fois le site : </text:span></text:p>
          <text:list>
            <text:list-item>
              <text:p text:style-name="P38"><text:span text:style-name="T81">version publique et visible</text:span></text:p>
            </text:list-item>
            <text:list-item>
              <text:p text:style-name="P38"><text:span text:style-name="T81">version expérimentale, la preprod </text:span></text:p>
            </text:list-item>
          </text:list>
        </text:list-item>
        <text:list-item>
          <text:p text:style-name="P37"><text:span text:style-name="T82">C</text:span><text:span text:style-name="T81">ontrainte</text:span><text:span text:style-name="T82">s</text:span><text:span text:style-name="T81"> matériel : preprod fonctionnelle, mais trop lente pour être utilisé </text:span></text:p>
        </text:list-item>
        <text:list-item>
          <text:p text:style-name="P37"><text:span text:style-name="T81">P</text:span><text:span text:style-name="T82">assage</text:span><text:span text:style-name="T81"> par un hébergeur tiers : Ionos </text:span><text:span text:style-name="T82">; D</text:span><text:span text:style-name="T81">ésactiv</text:span><text:span text:style-name="T82">ation des </text:span><text:span text:style-name="T81">éléments de preprod pour économiser des ressources</text:span></text:p>
        </text:list-item>
      </text:list>
      <text:p text:style-name="P102"/>
      <text:p text:style-name="P98">Diapo <text:span text:style-name="T68">1</text:span><text:span text:style-name="T79">8</text:span></text:p>
      <text:p text:style-name="P51">Transition</text:p>
      <text:p text:style-name="P103"><text:bookmark-start text:name="__RefHeading___Toc399_377169772 Copie 4 Copie 1 Copie 1 Copie 5 Copie 1 Copie 1 Copie 2 Copie 1 Copie 1"/>Améliorations possible<text:bookmark-end text:name="__RefHeading___Toc399_377169772 Copie 4 Copie 1 Copie 1 Copie 5 Copie 1 Copie 1 Copie 2 Copie 1 Copie 1"/></text:p>
      <text:p text:style-name="P105">Dans le contexte du PTUT</text:p>
      <text:list xml:id="list1147531911" text:style-name="L23">
        <text:list-item>
          <text:p text:style-name="P106">Moins <text:span text:style-name="T84">d’</text:span>efforts <text:span text:style-name="T84">si </text:span>peu de valeur ajouté <text:span text:style-name="T84">(e</text:span>xemple, le système de ticket &gt; remplacer par un solution adapté<text:span text:style-name="T84">)</text:span></text:p>
        </text:list-item>
        <text:list-item>
          <text:p text:style-name="P106"><text:span text:style-name="T85">F</text:span>ocalis<text:span text:style-name="T85">er</text:span> notre attention plus tôt dans le projet. <text:span text:style-name="T85">Ne pas</text:span> papillonné <text:span text:style-name="T85">à cause du</text:span> manque de visibilité sur les tâches</text:p>
        </text:list-item>
        <text:list-item>
          <text:p text:style-name="P106"><text:span text:style-name="T85">R</text:span>ecommencer avec les connaissances actuelles <text:span text:style-name="T85">=</text:span> gain de temps et de pénibilité </text:p>
        </text:list-item>
      </text:list>
      <text:p text:style-name="P105">Hors du contexte du PTUT </text:p>
      <text:list xml:id="list1685605231" text:style-name="L24">
        <text:list-item>
          <text:p text:style-name="P107">Acquérir du meilleur matériel pour éviter d’externalisé <text:span text:style-name="T85">et</text:span> remplacer par le<text:span text:style-name="T85">s</text:span> alternatives performantes <text:span text:style-name="T85">et</text:span> gourmandes, et meilleur anticipation de<text:span text:style-name="T85">s</text:span> pannes</text:p>
        </text:list-item>
        <text:list-item>
          <text:p text:style-name="P107"><text:span text:style-name="T85">L</text:span>ien fibre dédié pour relier nos deux sites, achat / location de locaux <text:span text:style-name="T85">(i</text:span>nfrastructures et stock<text:span text:style-name="T85">s)</text:span></text:p>
        </text:list-item>
        <text:list-item>
          <text:p text:style-name="P107"><text:span text:style-name="T85">U</text:span>tilisation d’outils adaptés : exemple du système de ticket <text:span text:style-name="T85">&gt; </text:span>remplacer par un outils de communications d’équipe (Teams par exemple) </text:p>
        </text:list-item>
        <text:list-item>
          <text:p text:style-name="P107"><text:span text:style-name="T85">T</text:span>ravail à plein temps : autant de contraintes extérieur n’est vraiment pas l’idéale, <text:span text:style-name="T85">b</text:span>eaucoup de temps <text:span text:style-name="T85">et de pénibilité </text:span>est perdu à se remettre </text:p>
        </text:list-item>
      </text:list>
      <text:p text:style-name="P8"/>
      <text:p text:style-name="P8"/>
      <text:p text:style-name="P98"><text:soft-page-break/>Diapo <text:span text:style-name="T68">1</text:span><text:span text:style-name="T79">9</text:span></text:p>
      <text:p text:style-name="P52">Transition</text:p>
      <text:p text:style-name="P104"><text:bookmark-start text:name="__RefHeading___Toc399_377169772 Copie 4 Copie 1 Copie 1 Copie 5 Copie 1 Copie 1 Copie 2 Copie 1 Copie 1 Copie 2"/>État d'esprit de l'équipe<text:bookmark-end text:name="__RefHeading___Toc399_377169772 Copie 4 Copie 1 Copie 1 Copie 5 Copie 1 Copie 1 Copie 2 Copie 1 Copie 1 Copie 2"/></text:p>
      <text:p text:style-name="P89">Re-traçage du moral sur l’année</text:p>
      <text:list xml:id="list2612438202" text:style-name="L25">
        <text:list-item>
          <text:p text:style-name="P90">Début du projet </text:p>
          <text:list>
            <text:list-item>
              <text:p text:style-name="P90">Motivé</text:p>
            </text:list-item>
            <text:list-item>
              <text:p text:style-name="P90">Appréhension et anxiété(inconnues et les galères à veni</text:p>
            </text:list-item>
          </text:list>
        </text:list-item>
        <text:list-item>
          <text:p text:style-name="P90">Vacances de noël </text:p>
          <text:list>
            <text:list-item>
              <text:p text:style-name="P90">"Tête sous l’eau" (raisons externes au projet)</text:p>
            </text:list-item>
            <text:list-item>
              <text:p text:style-name="P90">Meilleur idée de quoi faire ; idées pour étayer le projet ; mais rien de commencé </text:p>
            </text:list-item>
            <text:list-item>
              <text:p text:style-name="P90">Démoralisé par l’ampleur du travail ; volonté de continuer</text:p>
            </text:list-item>
          </text:list>
        </text:list-item>
        <text:list-item>
          <text:p text:style-name="P90">Hiver</text:p>
          <text:list>
            <text:list-item>
              <text:p text:style-name="P90">Passage à vide collectif : surmenage</text:p>
            </text:list-item>
            <text:list-item>
              <text:p text:style-name="P90">Vision de l’avancé ; mais chemin encore à la fois trop long et trop court</text:p>
            </text:list-item>
          </text:list>
        </text:list-item>
        <text:list-item>
          <text:p text:style-name="P90">Vacances de pâques</text:p>
          <text:list>
            <text:list-item>
              <text:p text:style-name="P91">Amélioration de la motivation <text:span text:style-name="T86">puis</text:span> passage à vide (dû à des contraintes externes)</text:p>
            </text:list-item>
            <text:list-item>
              <text:p text:style-name="P91">Fierté de ce qui <text:span text:style-name="T86">est fait</text:span></text:p>
            </text:list-item>
            <text:list-item>
              <text:p text:style-name="P91">Auto-critique sur <text:span text:style-name="T86">nos</text:span> défauts</text:p>
            </text:list-item>
          </text:list>
        </text:list-item>
        <text:list-item>
          <text:p text:style-name="P90">Prévisionnel jusqu'à la fin de l'année </text:p>
          <text:list>
            <text:list-item>
              <text:p text:style-name="P90">Moment le plus dur de l’année, mais sprint final </text:p>
            </text:list-item>
            <text:list-item>
              <text:p text:style-name="P90">Fatigue intense, mais motivation </text:p>
            </text:list-item>
            <text:list-item>
              <text:p text:style-name="P90">Fierté après avoir fini</text:p>
            </text:list-item>
            <text:list-item>
              <text:p text:style-name="P90">Regret de pas avoir pu faire faire mieux o<text:span text:style-name="T86">ù</text:span> c’est possible</text:p>
            </text:list-item>
          </text:list>
        </text:list-item>
      </text:list>
      <text:p text:style-name="P6"/>
      <text:p text:style-name="P108"/>
      <text:p text:style-name="P109">V. <text:span text:style-name="T87">Conclusion </text:span></text:p>
      <text:p text:style-name="P108"/>
      <text:p text:style-name="P99">Diapo <text:span text:style-name="T88">20</text:span></text:p>
      <text:p text:style-name="P53">Transition<text:span text:style-name="T9"/></text:p>
      <text:p text:style-name="P53">Retour ce qui a été abordé ici</text:p>
      <text:list xml:id="list2408098791" text:style-name="L26">
        <text:list-item>
          <text:p text:style-name="P74">Histoire, enjeux et contraintes <text:span text:style-name="T89">au</text:span> lancement</text:p>
        </text:list-item>
        <text:list-item>
          <text:p text:style-name="P74">Organisation pour assurer l’avancée : des plannings à <text:span text:style-name="T89">la</text:span> gestions des coûts, en passant par <text:span text:style-name="T89">la</text:span> documentation </text:p>
        </text:list-item>
        <text:list-item>
          <text:p text:style-name="P74">Les difficultés rencontrées et ce que nous en avons appris</text:p>
        </text:list-item>
      </text:list>
      <text:p text:style-name="P53">Appréhension mais confiance pour les derniers jalons</text:p>
      <text:list xml:id="list500060971" text:style-name="L27">
        <text:list-item>
          <text:p text:style-name="P75">Appréhension : la fin du projet et les jalons importants approchent</text:p>
        </text:list-item>
        <text:list-item>
          <text:p text:style-name="P75">Confiance : car on pense sincèrement pouvoir montrer un travail de qualité au jury</text:p>
        </text:list-item>
      </text:list>
      <text:p text:style-name="P53">Auto critique nécessaire attention à sa sévérité</text:p>
      <text:list xml:id="list343227335" text:style-name="L28">
        <text:list-item>
          <text:p text:style-name="P76"><text:span text:style-name="T89">A</text:span>uto-critique importante &gt; comme ça qu’on apprend</text:p>
        </text:list-item>
        <text:list-item>
          <text:p text:style-name="P76">Mais <text:span text:style-name="T89">il faut voir</text:span> les bons côté et les progrès fait. <text:span text:style-name="T89">On</text:span> a tous beaucoup appris</text:p>
        </text:list-item>
      </text:list>
      <text:p text:style-name="P6"/>
      <text:p text:style-name="P100">Diapo <text:span text:style-name="T88">2</text:span><text:span text:style-name="T89">1</text:span></text:p>
      <text:p text:style-name="P110">MERCI D’AVOIR ÉCOUTÉ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7T22:20:48.219000000</meta:creation-date>
    <dc:date>2025-05-08T01:19:04.667000000</dc:date>
    <meta:editing-duration>PT2H57M34S</meta:editing-duration>
    <meta:editing-cycles>89</meta:editing-cycles>
    <meta:generator>LibreOffice/7.5.2.2$Windows_X86_64 LibreOffice_project/53bb9681a964705cf672590721dbc85eb4d0c3a2</meta:generator>
    <meta:document-statistic meta:table-count="0" meta:image-count="0" meta:object-count="0" meta:page-count="7" meta:paragraph-count="246" meta:word-count="2273" meta:character-count="13303" meta:non-whitespace-character-count="11398"/>
  </office:meta>
</office:document-meta>
</file>